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8">
            <text:p>28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48">
            <text:p>48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66">
            <text:p>56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7730">
            <text:p>2773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237">
            <text:p>2823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544">
            <text:p>3254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16">
            <text:p>2021-04-1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3 - 1.08)">
            <text:p>(0.73 - 1.0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6">
            <text:p>0.8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54.125">
            <text:p>154.12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47220364886809">
            <text:p>0.0147220365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519519348928">
            <text:p>1.0519519349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85.5">
            <text:p>485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88387288387288">
            <text:p>0.0288387288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10256562860638">
            <text:p>1.1025656286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4.3802203386813">
            <text:p>24.380220338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325.125">
            <text:p>325.125</text:p>
          </table:table-cell>
          <table:table-cell office:value-type="float" office:value="514.125">
            <text:p>514.125</text:p>
          </table:table-cell>
          <table:table-cell office:value-type="float" office:value="0.0352410009861933">
            <text:p>0.035241001</text:p>
          </table:table-cell>
          <table:table-cell office:value-type="float" office:value="0.0289051386913229">
            <text:p>0.0289051387</text:p>
          </table:table-cell>
          <table:table-cell office:value-type="float" office:value="0.0268753267119707">
            <text:p>0.0268753267</text:p>
          </table:table-cell>
          <table:table-cell office:value-type="float" office:value="1.12577768262667">
            <text:p>1.1257776826</text:p>
          </table:table-cell>
          <table:table-cell office:value-type="float" office:value="1.10280557922345">
            <text:p>1.1028055792</text:p>
          </table:table-cell>
          <table:table-cell office:value-type="float" office:value="1.09547931853621">
            <text:p>1.0954793185</text:p>
          </table:table-cell>
          <table:table-cell office:value-type="float" office:value="20.0133441442325">
            <text:p>20.0133441442</text:p>
          </table:table-cell>
          <table:table-cell office:value-type="float" office:value="24.3249952876274">
            <text:p>24.3249952876</text:p>
          </table:table-cell>
          <table:table-cell office:value-type="float" office:value="26.1362511834226">
            <text:p>26.136251183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63.625">
            <text:p>763.625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30623695934134">
            <text:p>0.0430623696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5435285421995">
            <text:p>1.1543528542</text:p>
          </table:table-cell>
          <table:table-cell table:number-columns-repeated="2" office:value-type="float" office:value="0">
            <text:p>0</text:p>
          </table:table-cell>
          <table:table-cell office:value-type="float" office:value="16.4404931736709">
            <text:p>16.440493173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325">
            <text:p>17325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962.5">
            <text:p>962.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55555555555556">
            <text:p>0.0555555556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20049382716049">
            <text:p>1.2004938272</text:p>
          </table:table-cell>
          <table:table-cell table:number-columns-repeated="2" office:value-type="float" office:value="0">
            <text:p>0</text:p>
          </table:table-cell>
          <table:table-cell office:value-type="float" office:value="12.8200999473412">
            <text:p>12.820099947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906">
            <text:p>17906</text:p>
          </table:table-cell>
          <table:table-cell office:value-type="float" office:value="211">
            <text:p>211</text:p>
          </table:table-cell>
          <table:table-cell office:value-type="float" office:value="284">
            <text:p>284</text:p>
          </table:table-cell>
          <table:table-cell office:value-type="float" office:value="977.75">
            <text:p>977.75</text:p>
          </table:table-cell>
          <table:table-cell office:value-type="float" office:value="0.0257820136852395">
            <text:p>0.0257820137</text:p>
          </table:table-cell>
          <table:table-cell office:value-type="float" office:value="0.0228442728442728">
            <text:p>0.0228442728</text:p>
          </table:table-cell>
          <table:table-cell office:value-type="float" office:value="0.0546046018094493">
            <text:p>0.0546046018</text:p>
          </table:table-cell>
          <table:table-cell office:value-type="float" office:value="1.09153988386848">
            <text:p>1.0915398839</text:p>
          </table:table-cell>
          <table:table-cell office:value-type="float" office:value="1.08097780212645">
            <text:p>1.0809778021</text:p>
          </table:table-cell>
          <table:table-cell office:value-type="float" office:value="1.19696016490906">
            <text:p>1.1969601649</text:p>
          </table:table-cell>
          <table:table-cell office:value-type="float" office:value="27.2300156966633">
            <text:p>27.2300156967</text:p>
          </table:table-cell>
          <table:table-cell office:value-type="float" office:value="30.6875426737888">
            <text:p>30.6875426738</text:p>
          </table:table-cell>
          <table:table-cell office:value-type="float" office:value="13.0374361854772">
            <text:p>13.037436185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378">
            <text:p>13378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512.5">
            <text:p>512.5</text:p>
          </table:table-cell>
          <table:table-cell office:value-type="float" office:value="479.625">
            <text:p>479.625</text:p>
          </table:table-cell>
          <table:table-cell office:value-type="float" office:value="0.0352410009861933">
            <text:p>0.035241001</text:p>
          </table:table-cell>
          <table:table-cell office:value-type="float" office:value="0.0383091642995964">
            <text:p>0.0383091643</text:p>
          </table:table-cell>
          <table:table-cell office:value-type="float" office:value="0.025847434791981">
            <text:p>0.0258474348</text:p>
          </table:table-cell>
          <table:table-cell office:value-type="float" office:value="1.12577768262667">
            <text:p>1.1257776826</text:p>
          </table:table-cell>
          <table:table-cell office:value-type="float" office:value="1.13695855550448">
            <text:p>1.1369585555</text:p>
          </table:table-cell>
          <table:table-cell office:value-type="float" office:value="1.09177547794717">
            <text:p>1.0917754779</text:p>
          </table:table-cell>
          <table:table-cell office:value-type="float" office:value="20.0133441442325">
            <text:p>20.0133441442</text:p>
          </table:table-cell>
          <table:table-cell office:value-type="float" office:value="18.4379104073628">
            <text:p>18.4379104074</text:p>
          </table:table-cell>
          <table:table-cell office:value-type="float" office:value="27.161965000184">
            <text:p>27.16196500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8061">
            <text:p>8061</text:p>
          </table:table-cell>
          <table:table-cell office:value-type="float" office:value="13318">
            <text:p>13318</text:p>
          </table:table-cell>
          <table:table-cell office:value-type="float" office:value="19828">
            <text:p>19828</text:p>
          </table:table-cell>
          <table:table-cell office:value-type="float" office:value="69.375">
            <text:p>69.375</text:p>
          </table:table-cell>
          <table:table-cell office:value-type="float" office:value="638.5">
            <text:p>638.5</text:p>
          </table:table-cell>
          <table:table-cell office:value-type="float" office:value="675.75">
            <text:p>675.75</text:p>
          </table:table-cell>
          <table:table-cell office:value-type="float" office:value="0.00860625232601414">
            <text:p>0.0086062523</text:p>
          </table:table-cell>
          <table:table-cell office:value-type="float" office:value="0.0479426340291335">
            <text:p>0.047942634</text:p>
          </table:table-cell>
          <table:table-cell office:value-type="float" office:value="0.0340805931006657">
            <text:p>0.0340805931</text:p>
          </table:table-cell>
          <table:table-cell office:value-type="float" office:value="1.03026705559608">
            <text:p>1.0302670556</text:p>
          </table:table-cell>
          <table:table-cell office:value-type="float" office:value="1.17230427157096">
            <text:p>1.1723042716</text:p>
          </table:table-cell>
          <table:table-cell office:value-type="float" office:value="1.12155859003147">
            <text:p>1.12155859</text:p>
          </table:table-cell>
          <table:table-cell office:value-type="float" office:value="0">
            <text:p>0</text:p>
          </table:table-cell>
          <table:table-cell office:value-type="float" office:value="14.8017139340474">
            <text:p>14.801713934</text:p>
          </table:table-cell>
          <table:table-cell office:value-type="float" office:value="20.6831096225212">
            <text:p>20.683109622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3336">
            <text:p>13336</text:p>
          </table:table-cell>
          <table:table-cell office:value-type="float" office:value="22582">
            <text:p>22582</text:p>
          </table:table-cell>
          <table:table-cell office:value-type="float" office:value="82.125">
            <text:p>82.125</text:p>
          </table:table-cell>
          <table:table-cell office:value-type="float" office:value="513.5">
            <text:p>513.5</text:p>
          </table:table-cell>
          <table:table-cell office:value-type="float" office:value="859.625">
            <text:p>859.625</text:p>
          </table:table-cell>
          <table:table-cell office:value-type="float" office:value="0.0100176872407904">
            <text:p>0.0100176872</text:p>
          </table:table-cell>
          <table:table-cell office:value-type="float" office:value="0.038504799040192">
            <text:p>0.038504799</text:p>
          </table:table-cell>
          <table:table-cell office:value-type="float" office:value="0.0380668231334691">
            <text:p>0.0380668231</text:p>
          </table:table-cell>
          <table:table-cell office:value-type="float" office:value="1.03525859929577">
            <text:p>1.0352585993</text:p>
          </table:table-cell>
          <table:table-cell office:value-type="float" office:value="1.13767273095696">
            <text:p>1.137672731</text:p>
          </table:table-cell>
          <table:table-cell office:value-type="float" office:value="1.13607408369315">
            <text:p>1.1360740837</text:p>
          </table:table-cell>
          <table:table-cell office:value-type="float" office:value="0">
            <text:p>0</text:p>
          </table:table-cell>
          <table:table-cell office:value-type="float" office:value="18.3459702369074">
            <text:p>18.3459702369</text:p>
          </table:table-cell>
          <table:table-cell office:value-type="float" office:value="18.5531108564334">
            <text:p>18.553110856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9752">
            <text:p>9752</text:p>
          </table:table-cell>
          <table:table-cell office:value-type="float" office:value="14558">
            <text:p>14558</text:p>
          </table:table-cell>
          <table:table-cell office:value-type="float" office:value="24551">
            <text:p>24551</text:p>
          </table:table-cell>
          <table:table-cell office:value-type="float" office:value="295">
            <text:p>295</text:p>
          </table:table-cell>
          <table:table-cell office:value-type="float" office:value="589.25">
            <text:p>589.25</text:p>
          </table:table-cell>
          <table:table-cell office:value-type="float" office:value="838.25">
            <text:p>838.25</text:p>
          </table:table-cell>
          <table:table-cell office:value-type="float" office:value="0.0302502050861362">
            <text:p>0.0302502051</text:p>
          </table:table-cell>
          <table:table-cell office:value-type="float" office:value="0.0404760269267757">
            <text:p>0.0404760269</text:p>
          </table:table-cell>
          <table:table-cell office:value-type="float" office:value="0.0341432120891206">
            <text:p>0.0341432121</text:p>
          </table:table-cell>
          <table:table-cell office:value-type="float" office:value="1.10766926462067">
            <text:p>1.1076692646</text:p>
          </table:table-cell>
          <table:table-cell office:value-type="float" office:value="1.14487717940504">
            <text:p>1.1448771794</text:p>
          </table:table-cell>
          <table:table-cell office:value-type="float" office:value="1.12178612981818">
            <text:p>1.1217861298</text:p>
          </table:table-cell>
          <table:table-cell office:value-type="float" office:value="23.2586532359165">
            <text:p>23.2586532359</text:p>
          </table:table-cell>
          <table:table-cell office:value-type="float" office:value="17.4691636319398">
            <text:p>17.4691636319</text:p>
          </table:table-cell>
          <table:table-cell office:value-type="float" office:value="20.6458051667645">
            <text:p>20.645805166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0722">
            <text:p>10722</text:p>
          </table:table-cell>
          <table:table-cell office:value-type="float" office:value="14380">
            <text:p>14380</text:p>
          </table:table-cell>
          <table:table-cell office:value-type="float" office:value="24157">
            <text:p>24157</text:p>
          </table:table-cell>
          <table:table-cell office:value-type="float" office:value="445.875">
            <text:p>445.875</text:p>
          </table:table-cell>
          <table:table-cell office:value-type="float" office:value="616.25">
            <text:p>616.25</text:p>
          </table:table-cell>
          <table:table-cell office:value-type="float" office:value="1009.625">
            <text:p>1009.625</text:p>
          </table:table-cell>
          <table:table-cell office:value-type="float" office:value="0.0415850587576945">
            <text:p>0.0415850588</text:p>
          </table:table-cell>
          <table:table-cell office:value-type="float" office:value="0.0428546592489569">
            <text:p>0.0428546592</text:p>
          </table:table-cell>
          <table:table-cell office:value-type="float" office:value="0.0417943039284679">
            <text:p>0.0417943039</text:p>
          </table:table-cell>
          <table:table-cell office:value-type="float" office:value="1.14893716719122">
            <text:p>1.1489371672</text:p>
          </table:table-cell>
          <table:table-cell office:value-type="float" office:value="1.15359089013726">
            <text:p>1.1535908901</text:p>
          </table:table-cell>
          <table:table-cell office:value-type="float" office:value="1.14970372087773">
            <text:p>1.1497037209</text:p>
          </table:table-cell>
          <table:table-cell office:value-type="float" office:value="17.0123986680113">
            <text:p>17.012398668</text:p>
          </table:table-cell>
          <table:table-cell office:value-type="float" office:value="16.518521383548">
            <text:p>16.5185213835</text:p>
          </table:table-cell>
          <table:table-cell office:value-type="float" office:value="16.9289370378639">
            <text:p>16.928937037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21">
            <text:p>62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440">
            <text:p>10440</text:p>
          </table:table-cell>
          <table:table-cell office:value-type="float" office:value="14757">
            <text:p>14757</text:p>
          </table:table-cell>
          <table:table-cell office:value-type="float" office:value="23552">
            <text:p>23552</text:p>
          </table:table-cell>
          <table:table-cell office:value-type="float" office:value="452.625">
            <text:p>452.625</text:p>
          </table:table-cell>
          <table:table-cell office:value-type="float" office:value="495.625">
            <text:p>495.625</text:p>
          </table:table-cell>
          <table:table-cell office:value-type="float" office:value="915">
            <text:p>915</text:p>
          </table:table-cell>
          <table:table-cell office:value-type="float" office:value="0.0433548850574713">
            <text:p>0.0433548851</text:p>
          </table:table-cell>
          <table:table-cell office:value-type="float" office:value="0.0335857559124483">
            <text:p>0.0335857559</text:p>
          </table:table-cell>
          <table:table-cell office:value-type="float" office:value="0.0388502038043478">
            <text:p>0.0388502038</text:p>
          </table:table-cell>
          <table:table-cell office:value-type="float" office:value="1.15542620397551">
            <text:p>1.155426204</text:p>
          </table:table-cell>
          <table:table-cell office:value-type="float" office:value="1.11976103157398">
            <text:p>1.1197610316</text:p>
          </table:table-cell>
          <table:table-cell office:value-type="float" office:value="1.13893401645307">
            <text:p>1.1389340165</text:p>
          </table:table-cell>
          <table:table-cell office:value-type="float" office:value="16.3318748523307">
            <text:p>16.3318748523</text:p>
          </table:table-cell>
          <table:table-cell office:value-type="float" office:value="20.9827950224575">
            <text:p>20.9827950225</text:p>
          </table:table-cell>
          <table:table-cell office:value-type="float" office:value="18.1859047359202">
            <text:p>18.185904735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423">
            <text:p>423</text:p>
          </table:table-cell>
          <table:table-cell office:value-type="float" office:value="9972">
            <text:p>9972</text:p>
          </table:table-cell>
          <table:table-cell office:value-type="float" office:value="16542">
            <text:p>16542</text:p>
          </table:table-cell>
          <table:table-cell office:value-type="float" office:value="23739">
            <text:p>23739</text:p>
          </table:table-cell>
          <table:table-cell office:value-type="float" office:value="602">
            <text:p>602</text:p>
          </table:table-cell>
          <table:table-cell office:value-type="float" office:value="577.5">
            <text:p>577.5</text:p>
          </table:table-cell>
          <table:table-cell office:value-type="float" office:value="827.75">
            <text:p>827.75</text:p>
          </table:table-cell>
          <table:table-cell office:value-type="float" office:value="0.060369033293221">
            <text:p>0.0603690333</text:p>
          </table:table-cell>
          <table:table-cell office:value-type="float" office:value="0.034911135291984">
            <text:p>0.0349111353</text:p>
          </table:table-cell>
          <table:table-cell office:value-type="float" office:value="0.0348687813303004">
            <text:p>0.0348687813</text:p>
          </table:table-cell>
          <table:table-cell office:value-type="float" office:value="1.21843468008056">
            <text:p>1.2184346801</text:p>
          </table:table-cell>
          <table:table-cell office:value-type="float" office:value="1.124577796762">
            <text:p>1.1245777968</text:p>
          </table:table-cell>
          <table:table-cell office:value-type="float" office:value="1.12442376520251">
            <text:p>1.1244237652</text:p>
          </table:table-cell>
          <table:table-cell office:value-type="float" office:value="11.8250212969504">
            <text:p>11.825021297</text:p>
          </table:table-cell>
          <table:table-cell office:value-type="float" office:value="20.1992073474078">
            <text:p>20.1992073474</text:p>
          </table:table-cell>
          <table:table-cell office:value-type="float" office:value="20.2233264600273">
            <text:p>20.2233264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307">
            <text:p>307</text:p>
          </table:table-cell>
          <table:table-cell office:value-type="float" office:value="10272">
            <text:p>10272</text:p>
          </table:table-cell>
          <table:table-cell office:value-type="float" office:value="17428">
            <text:p>17428</text:p>
          </table:table-cell>
          <table:table-cell office:value-type="float" office:value="25584">
            <text:p>25584</text:p>
          </table:table-cell>
          <table:table-cell office:value-type="float" office:value="617.875">
            <text:p>617.875</text:p>
          </table:table-cell>
          <table:table-cell office:value-type="float" office:value="1059">
            <text:p>1059</text:p>
          </table:table-cell>
          <table:table-cell office:value-type="float" office:value="560.625">
            <text:p>560.625</text:p>
          </table:table-cell>
          <table:table-cell office:value-type="float" office:value="0.0601513823987539">
            <text:p>0.0601513824</text:p>
          </table:table-cell>
          <table:table-cell office:value-type="float" office:value="0.0607642873536837">
            <text:p>0.0607642874</text:p>
          </table:table-cell>
          <table:table-cell office:value-type="float" office:value="0.0219131097560976">
            <text:p>0.0219131098</text:p>
          </table:table-cell>
          <table:table-cell office:value-type="float" office:value="1.21762148845242">
            <text:p>1.2176214885</text:p>
          </table:table-cell>
          <table:table-cell office:value-type="float" office:value="1.21991191102839">
            <text:p>1.219911911</text:p>
          </table:table-cell>
          <table:table-cell office:value-type="float" office:value="1.07763704552954">
            <text:p>1.0776370455</text:p>
          </table:table-cell>
          <table:table-cell office:value-type="float" office:value="11.8665788526259">
            <text:p>11.8665788526</text:p>
          </table:table-cell>
          <table:table-cell office:value-type="float" office:value="11.7503137787697">
            <text:p>11.7503137788</text:p>
          </table:table-cell>
          <table:table-cell office:value-type="float" office:value="31.9769424188578">
            <text:p>31.976942418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306">
            <text:p>306</text:p>
          </table:table-cell>
          <table:table-cell office:value-type="float" office:value="10730">
            <text:p>10730</text:p>
          </table:table-cell>
          <table:table-cell office:value-type="float" office:value="17880">
            <text:p>17880</text:p>
          </table:table-cell>
          <table:table-cell office:value-type="float" office:value="26433">
            <text:p>26433</text:p>
          </table:table-cell>
          <table:table-cell office:value-type="float" office:value="346.125">
            <text:p>346.125</text:p>
          </table:table-cell>
          <table:table-cell office:value-type="float" office:value="575.25">
            <text:p>575.25</text:p>
          </table:table-cell>
          <table:table-cell office:value-type="float" office:value="428">
            <text:p>428</text:p>
          </table:table-cell>
          <table:table-cell office:value-type="float" office:value="0.032257688723206">
            <text:p>0.0322576887</text:p>
          </table:table-cell>
          <table:table-cell office:value-type="float" office:value="0.0321728187919463">
            <text:p>0.0321728188</text:p>
          </table:table-cell>
          <table:table-cell office:value-type="float" office:value="0.0161918813604207">
            <text:p>0.0161918814</text:p>
          </table:table-cell>
          <table:table-cell office:value-type="float" office:value="1.11494140515548">
            <text:p>1.1149414052</text:p>
          </table:table-cell>
          <table:table-cell office:value-type="float" office:value="1.11463364269909">
            <text:p>1.1146336427</text:p>
          </table:table-cell>
          <table:table-cell office:value-type="float" office:value="1.05718545172457">
            <text:p>1.0571854517</text:p>
          </table:table-cell>
          <table:table-cell office:value-type="float" office:value="21.8325526867552">
            <text:p>21.8325526868</text:p>
          </table:table-cell>
          <table:table-cell office:value-type="float" office:value="21.8892409740763">
            <text:p>21.8892409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578">
            <text:p>11578</text:p>
          </table:table-cell>
          <table:table-cell office:value-type="float" office:value="17390">
            <text:p>17390</text:p>
          </table:table-cell>
          <table:table-cell office:value-type="float" office:value="27192">
            <text:p>27192</text:p>
          </table:table-cell>
          <table:table-cell office:value-type="float" office:value="427.5">
            <text:p>427.5</text:p>
          </table:table-cell>
          <table:table-cell office:value-type="float" office:value="721.25">
            <text:p>721.25</text:p>
          </table:table-cell>
          <table:table-cell office:value-type="float" office:value="435.5">
            <text:p>435.5</text:p>
          </table:table-cell>
          <table:table-cell office:value-type="float" office:value="0.036923475557091">
            <text:p>0.0369234756</text:p>
          </table:table-cell>
          <table:table-cell office:value-type="float" office:value="0.0414749856239218">
            <text:p>0.0414749856</text:p>
          </table:table-cell>
          <table:table-cell office:value-type="float" office:value="0.0160157399235069">
            <text:p>0.0160157399</text:p>
          </table:table-cell>
          <table:table-cell office:value-type="float" office:value="1.13190431682236">
            <text:p>1.1319043168</text:p>
          </table:table-cell>
          <table:table-cell office:value-type="float" office:value="1.14853399157144">
            <text:p>1.1485339916</text:p>
          </table:table-cell>
          <table:table-cell office:value-type="float" office:value="1.05655783742586">
            <text:p>1.0565578374</text:p>
          </table:table-cell>
          <table:table-cell office:value-type="float" office:value="19.1170127498612">
            <text:p>19.1170127499</text:p>
          </table:table-cell>
          <table:table-cell office:value-type="float" office:value="17.0566415236692">
            <text:p>17.0566415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3014">
            <text:p>13014</text:p>
          </table:table-cell>
          <table:table-cell office:value-type="float" office:value="17575">
            <text:p>17575</text:p>
          </table:table-cell>
          <table:table-cell office:value-type="float" office:value="29082">
            <text:p>29082</text:p>
          </table:table-cell>
          <table:table-cell office:value-type="float" office:value="512.375">
            <text:p>512.375</text:p>
          </table:table-cell>
          <table:table-cell office:value-type="float" office:value="638.5">
            <text:p>638.5</text:p>
          </table:table-cell>
          <table:table-cell office:value-type="float" office:value="714.25">
            <text:p>714.25</text:p>
          </table:table-cell>
          <table:table-cell office:value-type="float" office:value="0.0393710619333026">
            <text:p>0.0393710619</text:p>
          </table:table-cell>
          <table:table-cell office:value-type="float" office:value="0.0363300142247511">
            <text:p>0.0363300142</text:p>
          </table:table-cell>
          <table:table-cell office:value-type="float" office:value="0.0245598652087202">
            <text:p>0.0245598652</text:p>
          </table:table-cell>
          <table:table-cell office:value-type="float" office:value="1.14083687458136">
            <text:p>1.1408368746</text:p>
          </table:table-cell>
          <table:table-cell office:value-type="float" office:value="1.12974199485643">
            <text:p>1.1297419949</text:p>
          </table:table-cell>
          <table:table-cell office:value-type="float" office:value="1.0871417747095">
            <text:p>1.0871417747</text:p>
          </table:table-cell>
          <table:table-cell office:value-type="float" office:value="17.9498418329129">
            <text:p>17.9498418329</text:p>
          </table:table-cell>
          <table:table-cell office:value-type="float" office:value="19.4237006017731">
            <text:p>19.4237006018</text:p>
          </table:table-cell>
          <table:table-cell office:value-type="float" office:value="28.5679320762895">
            <text:p>28.567932076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8">
            <text:p>288</text:p>
          </table:table-cell>
          <table:table-cell office:value-type="float" office:value="14480">
            <text:p>14480</text:p>
          </table:table-cell>
          <table:table-cell office:value-type="float" office:value="18900">
            <text:p>18900</text:p>
          </table:table-cell>
          <table:table-cell office:value-type="float" office:value="29946">
            <text:p>29946</text:p>
          </table:table-cell>
          <table:table-cell office:value-type="float" office:value="541.25">
            <text:p>541.25</text:p>
          </table:table-cell>
          <table:table-cell office:value-type="float" office:value="445.875">
            <text:p>445.875</text:p>
          </table:table-cell>
          <table:table-cell office:value-type="float" office:value="748.5">
            <text:p>748.5</text:p>
          </table:table-cell>
          <table:table-cell office:value-type="float" office:value="0.0373791436464088">
            <text:p>0.0373791436</text:p>
          </table:table-cell>
          <table:table-cell office:value-type="float" office:value="0.0235912698412698">
            <text:p>0.0235912698</text:p>
          </table:table-cell>
          <table:table-cell office:value-type="float" office:value="0.0249949909837708">
            <text:p>0.024994991</text:p>
          </table:table-cell>
          <table:table-cell office:value-type="float" office:value="1.13356551550672">
            <text:p>1.1335655155</text:p>
          </table:table-cell>
          <table:table-cell office:value-type="float" office:value="1.08366027854938">
            <text:p>1.0836602785</text:p>
          </table:table-cell>
          <table:table-cell office:value-type="float" office:value="1.08870697760878">
            <text:p>1.0887069776</text:p>
          </table:table-cell>
          <table:table-cell office:value-type="float" office:value="18.8881419906206">
            <text:p>18.8881419906</text:p>
          </table:table-cell>
          <table:table-cell office:value-type="float" office:value="29.7267388538339">
            <text:p>29.7267388538</text:p>
          </table:table-cell>
          <table:table-cell office:value-type="float" office:value="28.0765910982305">
            <text:p>28.076591098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13974">
            <text:p>13974</text:p>
          </table:table-cell>
          <table:table-cell office:value-type="float" office:value="19380">
            <text:p>19380</text:p>
          </table:table-cell>
          <table:table-cell office:value-type="float" office:value="27797">
            <text:p>27797</text:p>
          </table:table-cell>
          <table:table-cell office:value-type="float" office:value="630.125">
            <text:p>630.125</text:p>
          </table:table-cell>
          <table:table-cell office:value-type="float" office:value="315.25">
            <text:p>315.25</text:p>
          </table:table-cell>
          <table:table-cell office:value-type="float" office:value="824.125">
            <text:p>824.125</text:p>
          </table:table-cell>
          <table:table-cell office:value-type="float" office:value="0.0450926721053385">
            <text:p>0.0450926721</text:p>
          </table:table-cell>
          <table:table-cell office:value-type="float" office:value="0.0162667698658411">
            <text:p>0.0162667699</text:p>
          </table:table-cell>
          <table:table-cell office:value-type="float" office:value="0.029647983595352">
            <text:p>0.0296479836</text:p>
          </table:table-cell>
          <table:table-cell office:value-type="float" office:value="1.16180971656078">
            <text:p>1.1618097166</text:p>
          </table:table-cell>
          <table:table-cell office:value-type="float" office:value="1.05745232582211">
            <text:p>1.0574523258</text:p>
          </table:table-cell>
          <table:table-cell office:value-type="float" office:value="1.10549078832902">
            <text:p>1.1054907883</text:p>
          </table:table-cell>
          <table:table-cell office:value-type="float" office:value="15.7156407171028">
            <text:p>15.7156407171</text:p>
          </table:table-cell>
          <table:table-cell office:value-type="float" office:value="0">
            <text:p>0</text:p>
          </table:table-cell>
          <table:table-cell office:value-type="float" office:value="23.7241211375001">
            <text:p>23.724121137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765">
            <text:p>13765</text:p>
          </table:table-cell>
          <table:table-cell office:value-type="float" office:value="20088">
            <text:p>20088</text:p>
          </table:table-cell>
          <table:table-cell office:value-type="float" office:value="27267">
            <text:p>27267</text:p>
          </table:table-cell>
          <table:table-cell office:value-type="float" office:value="551.875">
            <text:p>551.875</text:p>
          </table:table-cell>
          <table:table-cell office:value-type="float" office:value="998.875">
            <text:p>998.875</text:p>
          </table:table-cell>
          <table:table-cell office:value-type="float" office:value="401.625">
            <text:p>401.625</text:p>
          </table:table-cell>
          <table:table-cell office:value-type="float" office:value="0.0400926262259353">
            <text:p>0.0400926262</text:p>
          </table:table-cell>
          <table:table-cell office:value-type="float" office:value="0.049724960175229">
            <text:p>0.0497249602</text:p>
          </table:table-cell>
          <table:table-cell office:value-type="float" office:value="0.014729343162064">
            <text:p>0.0147293432</text:p>
          </table:table-cell>
          <table:table-cell office:value-type="float" office:value="1.14347473239905">
            <text:p>1.1434747324</text:p>
          </table:table-cell>
          <table:table-cell office:value-type="float" office:value="1.17888360107558">
            <text:p>1.1788836011</text:p>
          </table:table-cell>
          <table:table-cell office:value-type="float" office:value="1.0519779300252">
            <text:p>1.05197793</text:p>
          </table:table-cell>
          <table:table-cell office:value-type="float" office:value="17.632947992868">
            <text:p>17.6329479929</text:p>
          </table:table-cell>
          <table:table-cell office:value-type="float" office:value="14.2833932408419">
            <text:p>14.28339324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956">
            <text:p>13956</text:p>
          </table:table-cell>
          <table:table-cell office:value-type="float" office:value="21650">
            <text:p>21650</text:p>
          </table:table-cell>
          <table:table-cell office:value-type="float" office:value="30083">
            <text:p>30083</text:p>
          </table:table-cell>
          <table:table-cell office:value-type="float" office:value="462.625">
            <text:p>462.625</text:p>
          </table:table-cell>
          <table:table-cell office:value-type="float" office:value="556">
            <text:p>556</text:p>
          </table:table-cell>
          <table:table-cell office:value-type="float" office:value="1253.75">
            <text:p>1253.75</text:p>
          </table:table-cell>
          <table:table-cell office:value-type="float" office:value="0.0331488248781886">
            <text:p>0.0331488249</text:p>
          </table:table-cell>
          <table:table-cell office:value-type="float" office:value="0.0256812933025404">
            <text:p>0.0256812933</text:p>
          </table:table-cell>
          <table:table-cell office:value-type="float" office:value="0.0416763620649536">
            <text:p>0.0416763621</text:p>
          </table:table-cell>
          <table:table-cell office:value-type="float" office:value="1.11817462247164">
            <text:p>1.1181746225</text:p>
          </table:table-cell>
          <table:table-cell office:value-type="float" office:value="1.09117720305725">
            <text:p>1.0911772031</text:p>
          </table:table-cell>
          <table:table-cell office:value-type="float" office:value="1.14927162877108">
            <text:p>1.1492716288</text:p>
          </table:table-cell>
          <table:table-cell office:value-type="float" office:value="21.2548483717428">
            <text:p>21.2548483717</text:p>
          </table:table-cell>
          <table:table-cell office:value-type="float" office:value="27.3354622680287">
            <text:p>27.335462268</text:p>
          </table:table-cell>
          <table:table-cell office:value-type="float" office:value="16.9758774665906">
            <text:p>16.975877466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665">
            <text:p>14665</text:p>
          </table:table-cell>
          <table:table-cell office:value-type="float" office:value="21910">
            <text:p>21910</text:p>
          </table:table-cell>
          <table:table-cell office:value-type="float" office:value="31494">
            <text:p>31494</text:p>
          </table:table-cell>
          <table:table-cell office:value-type="float" office:value="338.125">
            <text:p>338.125</text:p>
          </table:table-cell>
          <table:table-cell office:value-type="float" office:value="537.75">
            <text:p>537.75</text:p>
          </table:table-cell>
          <table:table-cell office:value-type="float" office:value="1158.25">
            <text:p>1158.25</text:p>
          </table:table-cell>
          <table:table-cell office:value-type="float" office:value="0.0230565973406069">
            <text:p>0.0230565973</text:p>
          </table:table-cell>
          <table:table-cell office:value-type="float" office:value="0.0245435874030123">
            <text:p>0.0245435874</text:p>
          </table:table-cell>
          <table:table-cell office:value-type="float" office:value="0.0367768463834381">
            <text:p>0.0367768464</text:p>
          </table:table-cell>
          <table:table-cell office:value-type="float" office:value="1.08174003978674">
            <text:p>1.0817400398</text:p>
          </table:table-cell>
          <table:table-cell office:value-type="float" office:value="1.08708323576846">
            <text:p>1.0870832358</text:p>
          </table:table-cell>
          <table:table-cell office:value-type="float" office:value="1.13136993374466">
            <text:p>1.1313699337</text:p>
          </table:table-cell>
          <table:table-cell office:value-type="float" office:value="30.4081135662781">
            <text:p>30.4081135663</text:p>
          </table:table-cell>
          <table:table-cell office:value-type="float" office:value="28.5866509016582">
            <text:p>28.5866509017</text:p>
          </table:table-cell>
          <table:table-cell office:value-type="float" office:value="19.191866951254">
            <text:p>19.191866951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266">
            <text:p>15266</text:p>
          </table:table-cell>
          <table:table-cell office:value-type="float" office:value="20640">
            <text:p>20640</text:p>
          </table:table-cell>
          <table:table-cell office:value-type="float" office:value="33565">
            <text:p>33565</text:p>
          </table:table-cell>
          <table:table-cell office:value-type="float" office:value="309.375">
            <text:p>309.375</text:p>
          </table:table-cell>
          <table:table-cell office:value-type="float" office:value="710.5">
            <text:p>710.5</text:p>
          </table:table-cell>
          <table:table-cell office:value-type="float" office:value="1536.75">
            <text:p>1536.75</text:p>
          </table:table-cell>
          <table:table-cell office:value-type="float" office:value="0.0202656229529674">
            <text:p>0.020265623</text:p>
          </table:table-cell>
          <table:table-cell office:value-type="float" office:value="0.0344234496124031">
            <text:p>0.0344234496</text:p>
          </table:table-cell>
          <table:table-cell office:value-type="float" office:value="0.0457842991211083">
            <text:p>0.0457842991</text:p>
          </table:table-cell>
          <table:table-cell office:value-type="float" office:value="1.07173464346378">
            <text:p>1.0717346435</text:p>
          </table:table-cell>
          <table:table-cell office:value-type="float" office:value="1.12280462245452">
            <text:p>1.1228046225</text:p>
          </table:table-cell>
          <table:table-cell office:value-type="float" office:value="1.16435360293406">
            <text:p>1.1643536029</text:p>
          </table:table-cell>
          <table:table-cell office:value-type="float" office:value="34.5485172859626">
            <text:p>34.548517286</text:p>
          </table:table-cell>
          <table:table-cell office:value-type="float" office:value="20.4805199147606">
            <text:p>20.4805199148</text:p>
          </table:table-cell>
          <table:table-cell office:value-type="float" office:value="15.4833957422327">
            <text:p>15.483395742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5322">
            <text:p>15322</text:p>
          </table:table-cell>
          <table:table-cell office:value-type="float" office:value="22014">
            <text:p>22014</text:p>
          </table:table-cell>
          <table:table-cell office:value-type="float" office:value="37393">
            <text:p>37393</text:p>
          </table:table-cell>
          <table:table-cell office:value-type="float" office:value="564">
            <text:p>564</text:p>
          </table:table-cell>
          <table:table-cell office:value-type="float" office:value="1217.375">
            <text:p>1217.375</text:p>
          </table:table-cell>
          <table:table-cell office:value-type="float" office:value="1797.375">
            <text:p>1797.375</text:p>
          </table:table-cell>
          <table:table-cell office:value-type="float" office:value="0.0368098159509202">
            <text:p>0.036809816</text:p>
          </table:table-cell>
          <table:table-cell office:value-type="float" office:value="0.0553000363405106">
            <text:p>0.0553000363</text:p>
          </table:table-cell>
          <table:table-cell office:value-type="float" office:value="0.0480671516059155">
            <text:p>0.0480671516</text:p>
          </table:table-cell>
          <table:table-cell office:value-type="float" office:value="1.13149008242689">
            <text:p>1.1314900824</text:p>
          </table:table-cell>
          <table:table-cell office:value-type="float" office:value="1.19954399146954">
            <text:p>1.1995439915</text:p>
          </table:table-cell>
          <table:table-cell office:value-type="float" office:value="1.17276351470518">
            <text:p>1.1727635147</text:p>
          </table:table-cell>
          <table:table-cell office:value-type="float" office:value="19.1749840209111">
            <text:p>19.1749840209</text:p>
          </table:table-cell>
          <table:table-cell office:value-type="float" office:value="12.8777635051061">
            <text:p>12.8777635051</text:p>
          </table:table-cell>
          <table:table-cell office:value-type="float" office:value="14.7642541380218">
            <text:p>14.76425413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435">
            <text:p>435</text:p>
          </table:table-cell>
          <table:table-cell office:value-type="float" office:value="16648">
            <text:p>16648</text:p>
          </table:table-cell>
          <table:table-cell office:value-type="float" office:value="23362">
            <text:p>23362</text:p>
          </table:table-cell>
          <table:table-cell office:value-type="float" office:value="39359">
            <text:p>39359</text:p>
          </table:table-cell>
          <table:table-cell office:value-type="float" office:value="292.25">
            <text:p>292.25</text:p>
          </table:table-cell>
          <table:table-cell office:value-type="float" office:value="1210">
            <text:p>1210</text:p>
          </table:table-cell>
          <table:table-cell office:value-type="float" office:value="1949.5">
            <text:p>1949.5</text:p>
          </table:table-cell>
          <table:table-cell office:value-type="float" office:value="0.017554661220567">
            <text:p>0.0175546612</text:p>
          </table:table-cell>
          <table:table-cell office:value-type="float" office:value="0.0517935108295523">
            <text:p>0.0517935108</text:p>
          </table:table-cell>
          <table:table-cell office:value-type="float" office:value="0.0495312380903986">
            <text:p>0.0495312381</text:p>
          </table:table-cell>
          <table:table-cell office:value-type="float" office:value="1.0620453198879">
            <text:p>1.0620453199</text:p>
          </table:table-cell>
          <table:table-cell office:value-type="float" office:value="1.18653512072097">
            <text:p>1.1865351207</text:p>
          </table:table-cell>
          <table:table-cell office:value-type="float" office:value="1.17816788666806">
            <text:p>1.1781678867</text:p>
          </table:table-cell>
          <table:table-cell office:value-type="float" office:value="0">
            <text:p>0</text:p>
          </table:table-cell>
          <table:table-cell office:value-type="float" office:value="13.7265531289548">
            <text:p>13.726553129</text:p>
          </table:table-cell>
          <table:table-cell office:value-type="float" office:value="14.337923287774">
            <text:p>14.337923287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6542">
            <text:p>16542</text:p>
          </table:table-cell>
          <table:table-cell office:value-type="float" office:value="23552">
            <text:p>23552</text:p>
          </table:table-cell>
          <table:table-cell office:value-type="float" office:value="39727">
            <text:p>39727</text:p>
          </table:table-cell>
          <table:table-cell office:value-type="float" office:value="300.5">
            <text:p>300.5</text:p>
          </table:table-cell>
          <table:table-cell office:value-type="float" office:value="1196">
            <text:p>1196</text:p>
          </table:table-cell>
          <table:table-cell office:value-type="float" office:value="1940.25">
            <text:p>1940.25</text:p>
          </table:table-cell>
          <table:table-cell office:value-type="float" office:value="0.0181658807882965">
            <text:p>0.0181658808</text:p>
          </table:table-cell>
          <table:table-cell office:value-type="float" office:value="0.05078125">
            <text:p>0.05078125</text:p>
          </table:table-cell>
          <table:table-cell office:value-type="float" office:value="0.0488395801344174">
            <text:p>0.0488395801</text:p>
          </table:table-cell>
          <table:table-cell office:value-type="float" office:value="1.06422738123967">
            <text:p>1.0642273812</text:p>
          </table:table-cell>
          <table:table-cell office:value-type="float" office:value="1.18278869628906">
            <text:p>1.1827886963</text:p>
          </table:table-cell>
          <table:table-cell office:value-type="float" office:value="1.17561372746237">
            <text:p>1.1756137275</text:p>
          </table:table-cell>
          <table:table-cell office:value-type="float" office:value="0">
            <text:p>0</text:p>
          </table:table-cell>
          <table:table-cell office:value-type="float" office:value="13.99338007063">
            <text:p>13.9933800706</text:p>
          </table:table-cell>
          <table:table-cell office:value-type="float" office:value="14.5361440583353">
            <text:p>14.536144058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588">
            <text:p>15588</text:p>
          </table:table-cell>
          <table:table-cell office:value-type="float" office:value="25064">
            <text:p>25064</text:p>
          </table:table-cell>
          <table:table-cell office:value-type="float" office:value="41804">
            <text:p>41804</text:p>
          </table:table-cell>
          <table:table-cell office:value-type="float" office:value="366.375">
            <text:p>366.375</text:p>
          </table:table-cell>
          <table:table-cell office:value-type="float" office:value="1128.5">
            <text:p>1128.5</text:p>
          </table:table-cell>
          <table:table-cell office:value-type="float" office:value="2134.625">
            <text:p>2134.625</text:p>
          </table:table-cell>
          <table:table-cell office:value-type="float" office:value="0.0235036566589684">
            <text:p>0.0235036567</text:p>
          </table:table-cell>
          <table:table-cell office:value-type="float" office:value="0.0450247366741143">
            <text:p>0.0450247367</text:p>
          </table:table-cell>
          <table:table-cell office:value-type="float" office:value="0.0510626973495359">
            <text:p>0.0510626973</text:p>
          </table:table-cell>
          <table:table-cell office:value-type="float" office:value="1.08334554518402">
            <text:p>1.0833455452</text:p>
          </table:table-cell>
          <table:table-cell office:value-type="float" office:value="1.16155994310804">
            <text:p>1.1615599431</text:p>
          </table:table-cell>
          <table:table-cell office:value-type="float" office:value="1.18382994288217">
            <text:p>1.1838299429</text:p>
          </table:table-cell>
          <table:table-cell office:value-type="float" office:value="29.8362675123087">
            <text:p>29.8362675123</text:p>
          </table:table-cell>
          <table:table-cell office:value-type="float" office:value="15.7388378837425">
            <text:p>15.7388378837</text:p>
          </table:table-cell>
          <table:table-cell office:value-type="float" office:value="13.9181303724699">
            <text:p>13.918130372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465">
            <text:p>465</text:p>
          </table:table-cell>
          <table:table-cell office:value-type="float" office:value="15259">
            <text:p>15259</text:p>
          </table:table-cell>
          <table:table-cell office:value-type="float" office:value="25925">
            <text:p>25925</text:p>
          </table:table-cell>
          <table:table-cell office:value-type="float" office:value="43171">
            <text:p>43171</text:p>
          </table:table-cell>
          <table:table-cell office:value-type="float" office:value="600.625">
            <text:p>600.625</text:p>
          </table:table-cell>
          <table:table-cell office:value-type="float" office:value="1084.625">
            <text:p>1084.625</text:p>
          </table:table-cell>
          <table:table-cell office:value-type="float" office:value="1481.5">
            <text:p>1481.5</text:p>
          </table:table-cell>
          <table:table-cell office:value-type="float" office:value="0.0393620158594928">
            <text:p>0.0393620159</text:p>
          </table:table-cell>
          <table:table-cell office:value-type="float" office:value="0.0418370298939248">
            <text:p>0.0418370299</text:p>
          </table:table-cell>
          <table:table-cell office:value-type="float" office:value="0.0343170183688124">
            <text:p>0.0343170184</text:p>
          </table:table-cell>
          <table:table-cell office:value-type="float" office:value="1.14080381736157">
            <text:p>1.1408038174</text:p>
          </table:table-cell>
          <table:table-cell office:value-type="float" office:value="1.14986026528661">
            <text:p>1.1498602653</text:p>
          </table:table-cell>
          <table:table-cell office:value-type="float" office:value="1.12241777348031">
            <text:p>1.1224177735</text:p>
          </table:table-cell>
          <table:table-cell office:value-type="float" office:value="17.9538883845046">
            <text:p>17.9538883845</text:p>
          </table:table-cell>
          <table:table-cell office:value-type="float" office:value="16.9119975554275">
            <text:p>16.9119975554</text:p>
          </table:table-cell>
          <table:table-cell office:value-type="float" office:value="20.5429756016844">
            <text:p>20.54297560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6360">
            <text:p>16360</text:p>
          </table:table-cell>
          <table:table-cell office:value-type="float" office:value="27758">
            <text:p>27758</text:p>
          </table:table-cell>
          <table:table-cell office:value-type="float" office:value="45587">
            <text:p>45587</text:p>
          </table:table-cell>
          <table:table-cell office:value-type="float" office:value="660.5">
            <text:p>660.5</text:p>
          </table:table-cell>
          <table:table-cell office:value-type="float" office:value="1154.25">
            <text:p>1154.25</text:p>
          </table:table-cell>
          <table:table-cell office:value-type="float" office:value="957.5">
            <text:p>957.5</text:p>
          </table:table-cell>
          <table:table-cell office:value-type="float" office:value="0.0403728606356968">
            <text:p>0.0403728606</text:p>
          </table:table-cell>
          <table:table-cell office:value-type="float" office:value="0.041582606816053">
            <text:p>0.0415826068</text:p>
          </table:table-cell>
          <table:table-cell office:value-type="float" office:value="0.0210037949415404">
            <text:p>0.0210037949</text:p>
          </table:table-cell>
          <table:table-cell office:value-type="float" office:value="1.14449974926172">
            <text:p>1.1444997493</text:p>
          </table:table-cell>
          <table:table-cell office:value-type="float" office:value="1.14892818570784">
            <text:p>1.1489281857</text:p>
          </table:table-cell>
          <table:table-cell office:value-type="float" office:value="1.07437795472321">
            <text:p>1.0743779547</text:p>
          </table:table-cell>
          <table:table-cell office:value-type="float" office:value="17.5129292146331">
            <text:p>17.5129292146</text:p>
          </table:table-cell>
          <table:table-cell office:value-type="float" office:value="17.0133816524299">
            <text:p>17.0133816524</text:p>
          </table:table-cell>
          <table:table-cell office:value-type="float" office:value="33.3464178673926">
            <text:p>33.346417867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390">
            <text:p>17390</text:p>
          </table:table-cell>
          <table:table-cell office:value-type="float" office:value="28995">
            <text:p>28995</text:p>
          </table:table-cell>
          <table:table-cell office:value-type="float" office:value="48957">
            <text:p>48957</text:p>
          </table:table-cell>
          <table:table-cell office:value-type="float" office:value="627.875">
            <text:p>627.875</text:p>
          </table:table-cell>
          <table:table-cell office:value-type="float" office:value="575.375">
            <text:p>575.375</text:p>
          </table:table-cell>
          <table:table-cell office:value-type="float" office:value="1063.25">
            <text:p>1063.25</text:p>
          </table:table-cell>
          <table:table-cell office:value-type="float" office:value="0.0361055204140311">
            <text:p>0.0361055204</text:p>
          </table:table-cell>
          <table:table-cell office:value-type="float" office:value="0.0198439386101052">
            <text:p>0.0198439386</text:p>
          </table:table-cell>
          <table:table-cell office:value-type="float" office:value="0.0217180382784893">
            <text:p>0.0217180383</text:p>
          </table:table-cell>
          <table:table-cell office:value-type="float" office:value="1.12892439431367">
            <text:p>1.1289243943</text:p>
          </table:table-cell>
          <table:table-cell office:value-type="float" office:value="1.07022559765851">
            <text:p>1.0702255977</text:p>
          </table:table-cell>
          <table:table-cell office:value-type="float" office:value="1.07693761342058">
            <text:p>1.0769376134</text:p>
          </table:table-cell>
          <table:table-cell office:value-type="float" office:value="19.5423420567132">
            <text:p>19.5423420567</text:p>
          </table:table-cell>
          <table:table-cell office:value-type="float" office:value="0">
            <text:p>0</text:p>
          </table:table-cell>
          <table:table-cell office:value-type="float" office:value="32.2610687489071">
            <text:p>32.2610687489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326">
            <text:p>18326</text:p>
          </table:table-cell>
          <table:table-cell office:value-type="float" office:value="29752">
            <text:p>29752</text:p>
          </table:table-cell>
          <table:table-cell office:value-type="float" office:value="50443">
            <text:p>50443</text:p>
          </table:table-cell>
          <table:table-cell office:value-type="float" office:value="812.25">
            <text:p>812.25</text:p>
          </table:table-cell>
          <table:table-cell office:value-type="float" office:value="1424.5">
            <text:p>1424.5</text:p>
          </table:table-cell>
          <table:table-cell office:value-type="float" office:value="866.25">
            <text:p>866.25</text:p>
          </table:table-cell>
          <table:table-cell office:value-type="float" office:value="0.0443222743642912">
            <text:p>0.0443222744</text:p>
          </table:table-cell>
          <table:table-cell office:value-type="float" office:value="0.0478791341758537">
            <text:p>0.0478791342</text:p>
          </table:table-cell>
          <table:table-cell office:value-type="float" office:value="0.017172848561743">
            <text:p>0.0171728486</text:p>
          </table:table-cell>
          <table:table-cell office:value-type="float" office:value="1.15897830972447">
            <text:p>1.1589783097</text:p>
          </table:table-cell>
          <table:table-cell office:value-type="float" office:value="1.17207009613477">
            <text:p>1.1720700961</text:p>
          </table:table-cell>
          <table:table-cell office:value-type="float" office:value="1.06068298715244">
            <text:p>1.0606829872</text:p>
          </table:table-cell>
          <table:table-cell office:value-type="float" office:value="15.9828685421438">
            <text:p>15.9828685421</text:p>
          </table:table-cell>
          <table:table-cell office:value-type="float" office:value="14.8208921968104">
            <text:p>14.8208921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0377">
            <text:p>20377</text:p>
          </table:table-cell>
          <table:table-cell office:value-type="float" office:value="30646">
            <text:p>30646</text:p>
          </table:table-cell>
          <table:table-cell office:value-type="float" office:value="48780">
            <text:p>48780</text:p>
          </table:table-cell>
          <table:table-cell office:value-type="float" office:value="969.375">
            <text:p>969.375</text:p>
          </table:table-cell>
          <table:table-cell office:value-type="float" office:value="1073.75">
            <text:p>1073.75</text:p>
          </table:table-cell>
          <table:table-cell office:value-type="float" office:value="613.875">
            <text:p>613.875</text:p>
          </table:table-cell>
          <table:table-cell office:value-type="float" office:value="0.0475720174706777">
            <text:p>0.0475720175</text:p>
          </table:table-cell>
          <table:table-cell office:value-type="float" office:value="0.0350371989819226">
            <text:p>0.035037199</text:p>
          </table:table-cell>
          <table:table-cell office:value-type="float" office:value="0.0125845633456335">
            <text:p>0.0125845633</text:p>
          </table:table-cell>
          <table:table-cell office:value-type="float" office:value="1.17093773096598">
            <text:p>1.170937731</text:p>
          </table:table-cell>
          <table:table-cell office:value-type="float" office:value="1.12503630284923">
            <text:p>1.1250363028</text:p>
          </table:table-cell>
          <table:table-cell office:value-type="float" office:value="1.04435637932953">
            <text:p>1.0443563793</text:p>
          </table:table-cell>
          <table:table-cell office:value-type="float" office:value="14.9143702599746">
            <text:p>14.91437026</text:p>
          </table:table-cell>
          <table:table-cell office:value-type="float" office:value="20.127763490424">
            <text:p>20.12776349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1711">
            <text:p>31711</text:p>
          </table:table-cell>
          <table:table-cell office:value-type="float" office:value="47472">
            <text:p>47472</text:p>
          </table:table-cell>
          <table:table-cell office:value-type="float" office:value="939.5">
            <text:p>939.5</text:p>
          </table:table-cell>
          <table:table-cell office:value-type="float" office:value="673.125">
            <text:p>673.125</text:p>
          </table:table-cell>
          <table:table-cell office:value-type="float" office:value="656.125">
            <text:p>656.125</text:p>
          </table:table-cell>
          <table:table-cell office:value-type="float" office:value="0.0434712196927633">
            <text:p>0.0434712197</text:p>
          </table:table-cell>
          <table:table-cell office:value-type="float" office:value="0.0212268613414903">
            <text:p>0.0212268613</text:p>
          </table:table-cell>
          <table:table-cell office:value-type="float" office:value="0.013821305190428">
            <text:p>0.0138213052</text:p>
          </table:table-cell>
          <table:table-cell office:value-type="float" office:value="1.15585317293016">
            <text:p>1.1558531729</text:p>
          </table:table-cell>
          <table:table-cell office:value-type="float" office:value="1.07517715079434">
            <text:p>1.0751771508</text:p>
          </table:table-cell>
          <table:table-cell office:value-type="float" office:value="1.04874898398175">
            <text:p>1.048748984</text:p>
          </table:table-cell>
          <table:table-cell office:value-type="float" office:value="16.289083108069">
            <text:p>16.2890831081</text:p>
          </table:table-cell>
          <table:table-cell office:value-type="float" office:value="32.9996076625598">
            <text:p>32.99960766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132">
            <text:p>21132</text:p>
          </table:table-cell>
          <table:table-cell office:value-type="float" office:value="33702">
            <text:p>33702</text:p>
          </table:table-cell>
          <table:table-cell office:value-type="float" office:value="47233">
            <text:p>47233</text:p>
          </table:table-cell>
          <table:table-cell office:value-type="float" office:value="1010.375">
            <text:p>1010.375</text:p>
          </table:table-cell>
          <table:table-cell office:value-type="float" office:value="676.375">
            <text:p>676.375</text:p>
          </table:table-cell>
          <table:table-cell office:value-type="float" office:value="481.875">
            <text:p>481.875</text:p>
          </table:table-cell>
          <table:table-cell office:value-type="float" office:value="0.047812559151997">
            <text:p>0.0478125592</text:p>
          </table:table-cell>
          <table:table-cell office:value-type="float" office:value="0.0200692837220343">
            <text:p>0.0200692837</text:p>
          </table:table-cell>
          <table:table-cell office:value-type="float" office:value="0.0102020832892258">
            <text:p>0.0102020833</text:p>
          </table:table-cell>
          <table:table-cell office:value-type="float" office:value="1.17182459702481">
            <text:p>1.171824597</text:p>
          </table:table-cell>
          <table:table-cell office:value-type="float" office:value="1.07103193427939">
            <text:p>1.0710319343</text:p>
          </table:table-cell>
          <table:table-cell office:value-type="float" office:value="1.03591129321903">
            <text:p>1.0359112932</text:p>
          </table:table-cell>
          <table:table-cell office:value-type="float" office:value="14.841053916142">
            <text:p>14.8410539161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22086">
            <text:p>22086</text:p>
          </table:table-cell>
          <table:table-cell office:value-type="float" office:value="35021">
            <text:p>35021</text:p>
          </table:table-cell>
          <table:table-cell office:value-type="float" office:value="49233">
            <text:p>49233</text:p>
          </table:table-cell>
          <table:table-cell office:value-type="float" office:value="1085.875">
            <text:p>1085.875</text:p>
          </table:table-cell>
          <table:table-cell office:value-type="float" office:value="-40.5">
            <text:p>-40.5</text:p>
          </table:table-cell>
          <table:table-cell office:value-type="float" office:value="793.875">
            <text:p>793.875</text:p>
          </table:table-cell>
          <table:table-cell office:value-type="float" office:value="0.0491657611156389">
            <text:p>0.0491657611</text:p>
          </table:table-cell>
          <table:table-cell office:value-type="float" office:value="-0.00115644898775021">
            <text:p>-0.001156449</text:p>
          </table:table-cell>
          <table:table-cell office:value-type="float" office:value="0.0161248552799951">
            <text:p>0.0161248553</text:p>
          </table:table-cell>
          <table:table-cell office:value-type="float" office:value="1.17681801715425">
            <text:p>1.1768180172</text:p>
          </table:table-cell>
          <table:table-cell office:value-type="float" office:value="0.995955049796426">
            <text:p>0.9959550498</text:p>
          </table:table-cell>
          <table:table-cell office:value-type="float" office:value="1.05694661495727">
            <text:p>1.056946615</text:p>
          </table:table-cell>
          <table:table-cell office:value-type="float" office:value="14.4419697944745">
            <text:p>14.4419697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4738">
            <text:p>34738</text:p>
          </table:table-cell>
          <table:table-cell office:value-type="float" office:value="48605">
            <text:p>48605</text:p>
          </table:table-cell>
          <table:table-cell office:value-type="float" office:value="779.125">
            <text:p>779.125</text:p>
          </table:table-cell>
          <table:table-cell office:value-type="float" office:value="462.5">
            <text:p>462.5</text:p>
          </table:table-cell>
          <table:table-cell office:value-type="float" office:value="-191">
            <text:p>-191</text:p>
          </table:table-cell>
          <table:table-cell office:value-type="float" office:value="0.0338543929781872">
            <text:p>0.033854393</text:p>
          </table:table-cell>
          <table:table-cell office:value-type="float" office:value="0.0133139501410559">
            <text:p>0.0133139501</text:p>
          </table:table-cell>
          <table:table-cell office:value-type="float" office:value="-0.00392963686863491">
            <text:p>-0.0039296369</text:p>
          </table:table-cell>
          <table:table-cell office:value-type="float" office:value="1.12073677047454">
            <text:p>1.1207367705</text:p>
          </table:table-cell>
          <table:table-cell office:value-type="float" office:value="1.04694625757968">
            <text:p>1.0469462576</text:p>
          </table:table-cell>
          <table:table-cell office:value-type="float" office:value="0.98627653736978">
            <text:p>0.9862765374</text:p>
          </table:table-cell>
          <table:table-cell office:value-type="float" office:value="20.8190149565213">
            <text:p>20.81901495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3880">
            <text:p>23880</text:p>
          </table:table-cell>
          <table:table-cell office:value-type="float" office:value="33853">
            <text:p>33853</text:p>
          </table:table-cell>
          <table:table-cell office:value-type="float" office:value="50593">
            <text:p>50593</text:p>
          </table:table-cell>
          <table:table-cell office:value-type="float" office:value="441">
            <text:p>441</text:p>
          </table:table-cell>
          <table:table-cell office:value-type="float" office:value="516.75">
            <text:p>516.75</text:p>
          </table:table-cell>
          <table:table-cell office:value-type="float" office:value="-479.375">
            <text:p>-479.375</text:p>
          </table:table-cell>
          <table:table-cell office:value-type="float" office:value="0.0184673366834171">
            <text:p>0.0184673367</text:p>
          </table:table-cell>
          <table:table-cell office:value-type="float" office:value="0.0152645260390512">
            <text:p>0.015264526</text:p>
          </table:table-cell>
          <table:table-cell office:value-type="float" office:value="-0.00947512501729488">
            <text:p>-0.009475125</text:p>
          </table:table-cell>
          <table:table-cell office:value-type="float" office:value="1.06530412173935">
            <text:p>1.0653041217</text:p>
          </table:table-cell>
          <table:table-cell office:value-type="float" office:value="1.05388253241687">
            <text:p>1.0538825324</text:p>
          </table:table-cell>
          <table:table-cell office:value-type="float" office:value="0.967013027307891">
            <text:p>0.96701302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3702">
            <text:p>33702</text:p>
          </table:table-cell>
          <table:table-cell office:value-type="float" office:value="52812">
            <text:p>52812</text:p>
          </table:table-cell>
          <table:table-cell office:value-type="float" office:value="512.5">
            <text:p>512.5</text:p>
          </table:table-cell>
          <table:table-cell office:value-type="float" office:value="676.375">
            <text:p>676.375</text:p>
          </table:table-cell>
          <table:table-cell office:value-type="float" office:value="-175.125">
            <text:p>-175.125</text:p>
          </table:table-cell>
          <table:table-cell office:value-type="float" office:value="0.020068919606845">
            <text:p>0.0200689196</text:p>
          </table:table-cell>
          <table:table-cell office:value-type="float" office:value="0.0200692837220343">
            <text:p>0.0200692837</text:p>
          </table:table-cell>
          <table:table-cell office:value-type="float" office:value="-0.00331600772551693">
            <text:p>-0.0033160077</text:p>
          </table:table-cell>
          <table:table-cell office:value-type="float" office:value="1.07103063123096">
            <text:p>1.0710306312</text:p>
          </table:table-cell>
          <table:table-cell office:value-type="float" office:value="1.07103193427939">
            <text:p>1.0710319343</text:p>
          </table:table-cell>
          <table:table-cell office:value-type="float" office:value="0.988415524938873">
            <text:p>0.9884155249</text:p>
          </table:table-cell>
          <table:table-cell office:value-type="float" office:value="34.8837664357498">
            <text:p>34.8837664357</text:p>
          </table:table-cell>
          <table:table-cell office:value-type="float" office:value="34.8831397891598">
            <text:p>34.883139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383">
            <text:p>26383</text:p>
          </table:table-cell>
          <table:table-cell office:value-type="float" office:value="35222">
            <text:p>35222</text:p>
          </table:table-cell>
          <table:table-cell office:value-type="float" office:value="50439">
            <text:p>50439</text:p>
          </table:table-cell>
          <table:table-cell office:value-type="float" office:value="24.375">
            <text:p>24.375</text:p>
          </table:table-cell>
          <table:table-cell office:value-type="float" office:value="634">
            <text:p>634</text:p>
          </table:table-cell>
          <table:table-cell office:value-type="float" office:value="-275">
            <text:p>-275</text:p>
          </table:table-cell>
          <table:table-cell office:value-type="float" office:value="0.000923890383959368">
            <text:p>0.0009238904</text:p>
          </table:table-cell>
          <table:table-cell office:value-type="float" office:value="0.0180001135653853">
            <text:p>0.0180001136</text:p>
          </table:table-cell>
          <table:table-cell office:value-type="float" office:value="-0.00545213029600111">
            <text:p>-0.0054521303</text:p>
          </table:table-cell>
          <table:table-cell office:value-type="float" office:value="1.0032352893478">
            <text:p>1.0032352893</text:p>
          </table:table-cell>
          <table:table-cell office:value-type="float" office:value="1.06363544549205">
            <text:p>1.0636354455</text:p>
          </table:table-cell>
          <table:table-cell office:value-type="float" office:value="0.980975806384535">
            <text:p>0.98097580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26610">
            <text:p>26610</text:p>
          </table:table-cell>
          <table:table-cell office:value-type="float" office:value="34188">
            <text:p>34188</text:p>
          </table:table-cell>
          <table:table-cell office:value-type="float" office:value="48056">
            <text:p>48056</text:p>
          </table:table-cell>
          <table:table-cell office:value-type="float" office:value="317.25">
            <text:p>317.25</text:p>
          </table:table-cell>
          <table:table-cell office:value-type="float" office:value="516.625">
            <text:p>516.625</text:p>
          </table:table-cell>
          <table:table-cell office:value-type="float" office:value="-335.875">
            <text:p>-335.875</text:p>
          </table:table-cell>
          <table:table-cell office:value-type="float" office:value="0.0119222096956032">
            <text:p>0.0119222097</text:p>
          </table:table-cell>
          <table:table-cell office:value-type="float" office:value="0.0151112963612964">
            <text:p>0.0151112964</text:p>
          </table:table-cell>
          <table:table-cell office:value-type="float" office:value="-0.00698924171799567">
            <text:p>-0.0069892417</text:p>
          </table:table-cell>
          <table:table-cell office:value-type="float" office:value="1.0420063265393">
            <text:p>1.0420063265</text:p>
          </table:table-cell>
          <table:table-cell office:value-type="float" office:value="1.05333710576887">
            <text:p>1.0533371058</text:p>
          </table:table-cell>
          <table:table-cell office:value-type="float" office:value="0.975633399006609">
            <text:p>0.975633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24530">
            <text:p>24530</text:p>
          </table:table-cell>
          <table:table-cell office:value-type="float" office:value="32667">
            <text:p>32667</text:p>
          </table:table-cell>
          <table:table-cell office:value-type="float" office:value="49560">
            <text:p>49560</text:p>
          </table:table-cell>
          <table:table-cell office:value-type="float" office:value="24.125">
            <text:p>24.125</text:p>
          </table:table-cell>
          <table:table-cell office:value-type="float" office:value="423">
            <text:p>423</text:p>
          </table:table-cell>
          <table:table-cell office:value-type="float" office:value="-440.875">
            <text:p>-440.875</text:p>
          </table:table-cell>
          <table:table-cell office:value-type="float" office:value="0.000983489604565838">
            <text:p>0.0009834896</text:p>
          </table:table-cell>
          <table:table-cell office:value-type="float" office:value="0.0129488474607402">
            <text:p>0.0129488475</text:p>
          </table:table-cell>
          <table:table-cell office:value-type="float" office:value="-0.00889578288942696">
            <text:p>-0.0088957829</text:p>
          </table:table-cell>
          <table:table-cell office:value-type="float" office:value="1.00344410942951">
            <text:p>1.0034441094</text:p>
          </table:table-cell>
          <table:table-cell office:value-type="float" office:value="1.04564960450769">
            <text:p>1.0456496045</text:p>
          </table:table-cell>
          <table:table-cell office:value-type="float" office:value="0.969019864395309">
            <text:p>0.96901986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25232">
            <text:p>25232</text:p>
          </table:table-cell>
          <table:table-cell office:value-type="float" office:value="33230">
            <text:p>33230</text:p>
          </table:table-cell>
          <table:table-cell office:value-type="float" office:value="51297">
            <text:p>51297</text:p>
          </table:table-cell>
          <table:table-cell office:value-type="float" office:value="309.875">
            <text:p>309.875</text:p>
          </table:table-cell>
          <table:table-cell office:value-type="float" office:value="-11.75">
            <text:p>-11.75</text:p>
          </table:table-cell>
          <table:table-cell office:value-type="float" office:value="-189.375">
            <text:p>-189.375</text:p>
          </table:table-cell>
          <table:table-cell office:value-type="float" office:value="0.0122810320228282">
            <text:p>0.012281032</text:p>
          </table:table-cell>
          <table:table-cell office:value-type="float" office:value="-0.000353596148058983">
            <text:p>-0.0003535961</text:p>
          </table:table-cell>
          <table:table-cell office:value-type="float" office:value="-0.00369173635885139">
            <text:p>-0.0036917364</text:p>
          </table:table-cell>
          <table:table-cell office:value-type="float" office:value="1.04327922662509">
            <text:p>1.0432792266</text:p>
          </table:table-cell>
          <table:table-cell office:value-type="float" office:value="0.998762658541056">
            <text:p>0.9987626585</text:p>
          </table:table-cell>
          <table:table-cell office:value-type="float" office:value="0.987105635422013">
            <text:p>0.98710563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25822">
            <text:p>25822</text:p>
          </table:table-cell>
          <table:table-cell office:value-type="float" office:value="34390">
            <text:p>34390</text:p>
          </table:table-cell>
          <table:table-cell office:value-type="float" office:value="48978">
            <text:p>48978</text:p>
          </table:table-cell>
          <table:table-cell office:value-type="float" office:value="-23.125">
            <text:p>-23.125</text:p>
          </table:table-cell>
          <table:table-cell office:value-type="float" office:value="-14.5">
            <text:p>-14.5</text:p>
          </table:table-cell>
          <table:table-cell office:value-type="float" office:value="-102.5">
            <text:p>-102.5</text:p>
          </table:table-cell>
          <table:table-cell office:value-type="float" office:value="-0.000895554178607389">
            <text:p>-0.0008955542</text:p>
          </table:table-cell>
          <table:table-cell office:value-type="float" office:value="-0.000421634195987206">
            <text:p>-0.0004216342</text:p>
          </table:table-cell>
          <table:table-cell office:value-type="float" office:value="-0.00209277634856466">
            <text:p>-0.0020927763</text:p>
          </table:table-cell>
          <table:table-cell office:value-type="float" office:value="0.996867132328756">
            <text:p>0.9968671323</text:p>
          </table:table-cell>
          <table:table-cell office:value-type="float" office:value="0.998524628753819">
            <text:p>0.9985246288</text:p>
          </table:table-cell>
          <table:table-cell office:value-type="float" office:value="0.9926838670172">
            <text:p>0.9926838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864">
            <text:p>33864</text:p>
          </table:table-cell>
          <table:table-cell office:value-type="float" office:value="49650">
            <text:p>49650</text:p>
          </table:table-cell>
          <table:table-cell office:value-type="float" office:value="21.625">
            <text:p>21.625</text:p>
          </table:table-cell>
          <table:table-cell office:value-type="float" office:value="-266.25">
            <text:p>-266.25</text:p>
          </table:table-cell>
          <table:table-cell office:value-type="float" office:value="666.375">
            <text:p>666.375</text:p>
          </table:table-cell>
          <table:table-cell office:value-type="float" office:value="0.000848538355895625">
            <text:p>0.0008485384</text:p>
          </table:table-cell>
          <table:table-cell office:value-type="float" office:value="-0.00786233167965982">
            <text:p>-0.0078623317</text:p>
          </table:table-cell>
          <table:table-cell office:value-type="float" office:value="0.0134214501510574">
            <text:p>0.0134214502</text:p>
          </table:table-cell>
          <table:table-cell office:value-type="float" office:value="1.00297129547962">
            <text:p>1.0029712955</text:p>
          </table:table-cell>
          <table:table-cell office:value-type="float" office:value="0.972602998989695">
            <text:p>0.972602999</text:p>
          </table:table-cell>
          <table:table-cell office:value-type="float" office:value="1.04732814076405">
            <text:p>1.04732814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880">
            <text:p>23880</text:p>
          </table:table-cell>
          <table:table-cell office:value-type="float" office:value="34935">
            <text:p>34935</text:p>
          </table:table-cell>
          <table:table-cell office:value-type="float" office:value="51853">
            <text:p>51853</text:p>
          </table:table-cell>
          <table:table-cell office:value-type="float" office:value="-31.25">
            <text:p>-31.25</text:p>
          </table:table-cell>
          <table:table-cell office:value-type="float" office:value="-267.125">
            <text:p>-267.125</text:p>
          </table:table-cell>
          <table:table-cell office:value-type="float" office:value="1162.125">
            <text:p>1162.125</text:p>
          </table:table-cell>
          <table:table-cell office:value-type="float" office:value="-0.00130862646566164">
            <text:p>-0.0013086265</text:p>
          </table:table-cell>
          <table:table-cell office:value-type="float" office:value="-0.00764634320881637">
            <text:p>-0.0076463432</text:p>
          </table:table-cell>
          <table:table-cell office:value-type="float" office:value="0.0224119144504657">
            <text:p>0.0224119145</text:p>
          </table:table-cell>
          <table:table-cell office:value-type="float" office:value="0.995423163876508">
            <text:p>0.9954231639</text:p>
          </table:table-cell>
          <table:table-cell office:value-type="float" office:value="0.973352393235498">
            <text:p>0.9733523932</text:p>
          </table:table-cell>
          <table:table-cell office:value-type="float" office:value="1.07942619663893">
            <text:p>1.0794261966</text:p>
          </table:table-cell>
          <table:table-cell table:number-columns-repeated="2" office:value-type="float" office:value="0">
            <text:p>0</text:p>
          </table:table-cell>
          <table:table-cell office:value-type="float" office:value="31.2729136421677">
            <text:p>31.272913642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24730">
            <text:p>24730</text:p>
          </table:table-cell>
          <table:table-cell office:value-type="float" office:value="36452">
            <text:p>36452</text:p>
          </table:table-cell>
          <table:table-cell office:value-type="float" office:value="53041">
            <text:p>53041</text:p>
          </table:table-cell>
          <table:table-cell office:value-type="float" office:value="-25.375">
            <text:p>-25.375</text:p>
          </table:table-cell>
          <table:table-cell office:value-type="float" office:value="-177">
            <text:p>-177</text:p>
          </table:table-cell>
          <table:table-cell office:value-type="float" office:value="893.875">
            <text:p>893.875</text:p>
          </table:table-cell>
          <table:table-cell office:value-type="float" office:value="-0.00102608168216741">
            <text:p>-0.0010260817</text:p>
          </table:table-cell>
          <table:table-cell office:value-type="float" office:value="-0.00485570064742675">
            <text:p>-0.0048557006</text:p>
          </table:table-cell>
          <table:table-cell office:value-type="float" office:value="0.0168525291755434">
            <text:p>0.0168525292</text:p>
          </table:table-cell>
          <table:table-cell office:value-type="float" office:value="0.996410777685906">
            <text:p>0.9964107777</text:p>
          </table:table-cell>
          <table:table-cell office:value-type="float" office:value="0.98305126027841">
            <text:p>0.9830512603</text:p>
          </table:table-cell>
          <table:table-cell office:value-type="float" office:value="1.05954050728404">
            <text:p>1.05954050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798">
            <text:p>25798</text:p>
          </table:table-cell>
          <table:table-cell office:value-type="float" office:value="34900">
            <text:p>34900</text:p>
          </table:table-cell>
          <table:table-cell office:value-type="float" office:value="52471">
            <text:p>52471</text:p>
          </table:table-cell>
          <table:table-cell office:value-type="float" office:value="39.75">
            <text:p>39.75</text:p>
          </table:table-cell>
          <table:table-cell office:value-type="float" office:value="-152">
            <text:p>-152</text:p>
          </table:table-cell>
          <table:table-cell office:value-type="float" office:value="1092.375">
            <text:p>1092.375</text:p>
          </table:table-cell>
          <table:table-cell office:value-type="float" office:value="0.00154081711760602">
            <text:p>0.0015408171</text:p>
          </table:table-cell>
          <table:table-cell office:value-type="float" office:value="-0.00435530085959885">
            <text:p>-0.0043553009</text:p>
          </table:table-cell>
          <table:table-cell office:value-type="float" office:value="0.0208186426788131">
            <text:p>0.0208186427</text:p>
          </table:table-cell>
          <table:table-cell office:value-type="float" office:value="1.00539751318171">
            <text:p>1.0053975132</text:p>
          </table:table-cell>
          <table:table-cell office:value-type="float" office:value="0.984793625536736">
            <text:p>0.9847936255</text:p>
          </table:table-cell>
          <table:table-cell office:value-type="float" office:value="1.0737147445065">
            <text:p>1.0737147445</text:p>
          </table:table-cell>
          <table:table-cell table:number-columns-repeated="2" office:value-type="float" office:value="0">
            <text:p>0</text:p>
          </table:table-cell>
          <table:table-cell office:value-type="float" office:value="33.6399257738234">
            <text:p>33.639925773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5542">
            <text:p>35542</text:p>
          </table:table-cell>
          <table:table-cell office:value-type="float" office:value="52520">
            <text:p>52520</text:p>
          </table:table-cell>
          <table:table-cell office:value-type="float" office:value="31.5">
            <text:p>31.5</text:p>
          </table:table-cell>
          <table:table-cell office:value-type="float" office:value="437.75">
            <text:p>437.75</text:p>
          </table:table-cell>
          <table:table-cell office:value-type="float" office:value="-234.625">
            <text:p>-234.625</text:p>
          </table:table-cell>
          <table:table-cell office:value-type="float" office:value="0.00126964933494559">
            <text:p>0.0012696493</text:p>
          </table:table-cell>
          <table:table-cell office:value-type="float" office:value="0.0123164143829835">
            <text:p>0.0123164144</text:p>
          </table:table-cell>
          <table:table-cell office:value-type="float" office:value="-0.00446734577303884">
            <text:p>-0.0044673458</text:p>
          </table:table-cell>
          <table:table-cell office:value-type="float" office:value="1.0044469322108">
            <text:p>1.0044469322</text:p>
          </table:table-cell>
          <table:table-cell office:value-type="float" office:value="1.04340477070442">
            <text:p>1.0434047707</text:p>
          </table:table-cell>
          <table:table-cell office:value-type="float" office:value="0.984403405863746">
            <text:p>0.98440340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6012">
            <text:p>36012</text:p>
          </table:table-cell>
          <table:table-cell office:value-type="float" office:value="52934">
            <text:p>52934</text:p>
          </table:table-cell>
          <table:table-cell office:value-type="float" office:value="-9.125">
            <text:p>-9.125</text:p>
          </table:table-cell>
          <table:table-cell office:value-type="float" office:value="803.5">
            <text:p>803.5</text:p>
          </table:table-cell>
          <table:table-cell office:value-type="float" office:value="-1406.5">
            <text:p>-1406.5</text:p>
          </table:table-cell>
          <table:table-cell office:value-type="float" office:value="-0.000400817007818677">
            <text:p>-0.000400817</text:p>
          </table:table-cell>
          <table:table-cell office:value-type="float" office:value="0.0223120071087415">
            <text:p>0.0223120071</text:p>
          </table:table-cell>
          <table:table-cell office:value-type="float" office:value="-0.0265708240450372">
            <text:p>-0.026570824</text:p>
          </table:table-cell>
          <table:table-cell office:value-type="float" office:value="0.998597455355011">
            <text:p>0.9985974554</text:p>
          </table:table-cell>
          <table:table-cell office:value-type="float" office:value="1.07906776317659">
            <text:p>1.0790677632</text:p>
          </table:table-cell>
          <table:table-cell office:value-type="float" office:value="0.908385892875617">
            <text:p>0.9083858929</text:p>
          </table:table-cell>
          <table:table-cell office:value-type="float" office:value="0">
            <text:p>0</text:p>
          </table:table-cell>
          <table:table-cell office:value-type="float" office:value="31.4114050946133">
            <text:p>31.4114050946</text:p>
          </table:table-cell>
          <table:table-cell office:value-type="float" office:value="-25.7386485933889">
            <text:p>-25.7386485934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3908">
            <text:p>23908</text:p>
          </table:table-cell>
          <table:table-cell office:value-type="float" office:value="37270">
            <text:p>37270</text:p>
          </table:table-cell>
          <table:table-cell office:value-type="float" office:value="52983">
            <text:p>52983</text:p>
          </table:table-cell>
          <table:table-cell office:value-type="float" office:value="-0.75">
            <text:p>-0.75</text:p>
          </table:table-cell>
          <table:table-cell office:value-type="float" office:value="-1268">
            <text:p>-1268</text:p>
          </table:table-cell>
          <table:table-cell office:value-type="float" office:value="-1537.625">
            <text:p>-1537.625</text:p>
          </table:table-cell>
          <table:table-cell table:style-name="ce17" office:value-type="float" office:value="-0.0000313702526351012">
            <text:p>-3.14E-005</text:p>
          </table:table-cell>
          <table:table-cell office:value-type="float" office:value="-0.0340220016098739">
            <text:p>-0.0340220016</text:p>
          </table:table-cell>
          <table:table-cell office:value-type="float" office:value="-0.0290211011079025">
            <text:p>-0.0290211011</text:p>
          </table:table-cell>
          <table:table-cell office:value-type="float" office:value="0.999890206044599">
            <text:p>0.999890206</text:p>
          </table:table-cell>
          <table:table-cell office:value-type="float" office:value="0.883191687688784">
            <text:p>0.8831916877</text:p>
          </table:table-cell>
          <table:table-cell office:value-type="float" office:value="0.900076905768991">
            <text:p>0.9000769058</text:p>
          </table:table-cell>
          <table:table-cell office:value-type="float" office:value="0">
            <text:p>0</text:p>
          </table:table-cell>
          <table:table-cell office:value-type="float" office:value="-20.0249250187169">
            <text:p>-20.0249250187</text:p>
          </table:table-cell>
          <table:table-cell office:value-type="float" office:value="-23.5359734581621">
            <text:p>-23.53597345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4530">
            <text:p>24530</text:p>
          </table:table-cell>
          <table:table-cell office:value-type="float" office:value="37052">
            <text:p>37052</text:p>
          </table:table-cell>
          <table:table-cell office:value-type="float" office:value="55273">
            <text:p>55273</text:p>
          </table:table-cell>
          <table:table-cell office:value-type="float" office:value="51.5">
            <text:p>51.5</text:p>
          </table:table-cell>
          <table:table-cell office:value-type="float" office:value="643.5">
            <text:p>643.5</text:p>
          </table:table-cell>
          <table:table-cell office:value-type="float" office:value="-1322">
            <text:p>-1322</text:p>
          </table:table-cell>
          <table:table-cell office:value-type="float" office:value="0.00209947003668977">
            <text:p>0.00209947</text:p>
          </table:table-cell>
          <table:table-cell office:value-type="float" office:value="0.0173674835366512">
            <text:p>0.0173674835</text:p>
          </table:table-cell>
          <table:table-cell office:value-type="float" office:value="-0.0239176451431983">
            <text:p>-0.0239176451</text:p>
          </table:table-cell>
          <table:table-cell office:value-type="float" office:value="1.00735678436631">
            <text:p>1.0073567844</text:p>
          </table:table-cell>
          <table:table-cell office:value-type="float" office:value="1.06137738616769">
            <text:p>1.0613773862</text:p>
          </table:table-cell>
          <table:table-cell office:value-type="float" office:value="0.91740946734723">
            <text:p>0.9174094673</text:p>
          </table:table-cell>
          <table:table-cell table:number-columns-repeated="2" office:value-type="float" office:value="0">
            <text:p>0</text:p>
          </table:table-cell>
          <table:table-cell office:value-type="float" office:value="-28.6326060924897">
            <text:p>-28.632606092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4707">
            <text:p>34707</text:p>
          </table:table-cell>
          <table:table-cell office:value-type="float" office:value="50907">
            <text:p>50907</text:p>
          </table:table-cell>
          <table:table-cell office:value-type="float" office:value="297.25">
            <text:p>297.25</text:p>
          </table:table-cell>
          <table:table-cell office:value-type="float" office:value="-1052.5">
            <text:p>-1052.5</text:p>
          </table:table-cell>
          <table:table-cell office:value-type="float" office:value="-330">
            <text:p>-330</text:p>
          </table:table-cell>
          <table:table-cell office:value-type="float" office:value="0.0115195318555263">
            <text:p>0.0115195319</text:p>
          </table:table-cell>
          <table:table-cell office:value-type="float" office:value="-0.0303252946091567">
            <text:p>-0.0303252946</text:p>
          </table:table-cell>
          <table:table-cell office:value-type="float" office:value="-0.00648240909894514">
            <text:p>-0.0064824091</text:p>
          </table:table-cell>
          <table:table-cell office:value-type="float" office:value="1.04057845273812">
            <text:p>1.0405784527</text:p>
          </table:table-cell>
          <table:table-cell office:value-type="float" office:value="0.895663930914491">
            <text:p>0.8956639309</text:p>
          </table:table-cell>
          <table:table-cell office:value-type="float" office:value="0.977393930544035">
            <text:p>0.9773939305</text:p>
          </table:table-cell>
          <table:table-cell office:value-type="float" office:value="0">
            <text:p>0</text:p>
          </table:table-cell>
          <table:table-cell office:value-type="float" office:value="-22.508711039719">
            <text:p>-22.5087110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22926">
            <text:p>22926</text:p>
          </table:table-cell>
          <table:table-cell office:value-type="float" office:value="35008">
            <text:p>35008</text:p>
          </table:table-cell>
          <table:table-cell office:value-type="float" office:value="51317">
            <text:p>51317</text:p>
          </table:table-cell>
          <table:table-cell office:value-type="float" office:value="-1335.375">
            <text:p>-1335.375</text:p>
          </table:table-cell>
          <table:table-cell office:value-type="float" office:value="723">
            <text:p>723</text:p>
          </table:table-cell>
          <table:table-cell office:value-type="float" office:value="-1288.875">
            <text:p>-1288.875</text:p>
          </table:table-cell>
          <table:table-cell office:value-type="float" office:value="-0.0582471866003664">
            <text:p>-0.0582471866</text:p>
          </table:table-cell>
          <table:table-cell office:value-type="float" office:value="0.0206524223034735">
            <text:p>0.0206524223</text:p>
          </table:table-cell>
          <table:table-cell office:value-type="float" office:value="-0.0251159459828127">
            <text:p>-0.025115946</text:p>
          </table:table-cell>
          <table:table-cell office:value-type="float" office:value="0.802784607002559">
            <text:p>0.802784607</text:p>
          </table:table-cell>
          <table:table-cell office:value-type="float" office:value="1.07311946225428">
            <text:p>1.0731194623</text:p>
          </table:table-cell>
          <table:table-cell office:value-type="float" office:value="0.913330578115674">
            <text:p>0.9133305781</text:p>
          </table:table-cell>
          <table:table-cell office:value-type="float" office:value="-11.5500573353645">
            <text:p>-11.5500573354</text:p>
          </table:table-cell>
          <table:table-cell office:value-type="float" office:value="33.9079052632897">
            <text:p>33.9079052633</text:p>
          </table:table-cell>
          <table:table-cell office:value-type="float" office:value="-27.2498497732036">
            <text:p>-27.249849773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0895">
            <text:p>20895</text:p>
          </table:table-cell>
          <table:table-cell office:value-type="float" office:value="35641">
            <text:p>35641</text:p>
          </table:table-cell>
          <table:table-cell office:value-type="float" office:value="51903">
            <text:p>51903</text:p>
          </table:table-cell>
          <table:table-cell office:value-type="float" office:value="-1198.75">
            <text:p>-1198.75</text:p>
          </table:table-cell>
          <table:table-cell office:value-type="float" office:value="-2123.75">
            <text:p>-2123.75</text:p>
          </table:table-cell>
          <table:table-cell office:value-type="float" office:value="-2128.375">
            <text:p>-2128.375</text:p>
          </table:table-cell>
          <table:table-cell office:value-type="float" office:value="-0.0573701842546064">
            <text:p>-0.0573701843</text:p>
          </table:table-cell>
          <table:table-cell office:value-type="float" office:value="-0.0595872730843691">
            <text:p>-0.0595872731</text:p>
          </table:table-cell>
          <table:table-cell office:value-type="float" office:value="-0.0410067818815868">
            <text:p>-0.0410067819</text:p>
          </table:table-cell>
          <table:table-cell office:value-type="float" office:value="0.805655377670036">
            <text:p>0.8056553777</text:p>
          </table:table-cell>
          <table:table-cell office:value-type="float" office:value="0.798403804707425">
            <text:p>0.7984038047</text:p>
          </table:table-cell>
          <table:table-cell office:value-type="float" office:value="0.859772113488603">
            <text:p>0.8597721135</text:p>
          </table:table-cell>
          <table:table-cell office:value-type="float" office:value="-11.7320246285872">
            <text:p>-11.7320246286</text:p>
          </table:table-cell>
          <table:table-cell office:value-type="float" office:value="-11.2823481610059">
            <text:p>-11.282348161</text:p>
          </table:table-cell>
          <table:table-cell office:value-type="float" office:value="-16.5542407015429">
            <text:p>-16.554240701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18480">
            <text:p>18480</text:p>
          </table:table-cell>
          <table:table-cell office:value-type="float" office:value="34678">
            <text:p>34678</text:p>
          </table:table-cell>
          <table:table-cell office:value-type="float" office:value="53339">
            <text:p>53339</text:p>
          </table:table-cell>
          <table:table-cell office:value-type="float" office:value="-1442">
            <text:p>-1442</text:p>
          </table:table-cell>
          <table:table-cell office:value-type="float" office:value="556.75">
            <text:p>556.75</text:p>
          </table:table-cell>
          <table:table-cell office:value-type="float" office:value="-2267.5">
            <text:p>-2267.5</text:p>
          </table:table-cell>
          <table:table-cell office:value-type="float" office:value="-0.078030303030303">
            <text:p>-0.078030303</text:p>
          </table:table-cell>
          <table:table-cell office:value-type="float" office:value="0.0160548474537171">
            <text:p>0.0160548475</text:p>
          </table:table-cell>
          <table:table-cell office:value-type="float" office:value="-0.0425111081947543">
            <text:p>-0.0425111082</text:p>
          </table:table-cell>
          <table:table-cell office:value-type="float" office:value="0.738827846648301">
            <text:p>0.7388278466</text:p>
          </table:table-cell>
          <table:table-cell office:value-type="float" office:value="1.05669717201646">
            <text:p>1.056697172</text:p>
          </table:table-cell>
          <table:table-cell office:value-type="float" office:value="0.854753222185454">
            <text:p>0.8547532222</text:p>
          </table:table-cell>
          <table:table-cell office:value-type="float" office:value="-8.53178539665942">
            <text:p>-8.5317853967</text:p>
          </table:table-cell>
          <table:table-cell office:value-type="float" office:value="0">
            <text:p>0</text:p>
          </table:table-cell>
          <table:table-cell office:value-type="float" office:value="-15.9560010056811">
            <text:p>-15.956001005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16422">
            <text:p>16422</text:p>
          </table:table-cell>
          <table:table-cell office:value-type="float" office:value="32891">
            <text:p>32891</text:p>
          </table:table-cell>
          <table:table-cell office:value-type="float" office:value="49146">
            <text:p>49146</text:p>
          </table:table-cell>
          <table:table-cell office:value-type="float" office:value="-983.875">
            <text:p>-983.875</text:p>
          </table:table-cell>
          <table:table-cell office:value-type="float" office:value="-1453.75">
            <text:p>-1453.75</text:p>
          </table:table-cell>
          <table:table-cell office:value-type="float" office:value="-372.75">
            <text:p>-372.75</text:p>
          </table:table-cell>
          <table:table-cell office:value-type="float" office:value="-0.0599120082815735">
            <text:p>-0.0599120083</text:p>
          </table:table-cell>
          <table:table-cell office:value-type="float" office:value="-0.0441990210087866">
            <text:p>-0.044199021</text:p>
          </table:table-cell>
          <table:table-cell office:value-type="float" office:value="-0.00758454401172018">
            <text:p>-0.007584544</text:p>
          </table:table-cell>
          <table:table-cell office:value-type="float" office:value="0.797343290537702">
            <text:p>0.7973432905</text:p>
          </table:table-cell>
          <table:table-cell office:value-type="float" office:value="0.849132391247192">
            <text:p>0.8491323912</text:p>
          </table:table-cell>
          <table:table-cell office:value-type="float" office:value="0.973566845562396">
            <text:p>0.9735668456</text:p>
          </table:table-cell>
          <table:table-cell office:value-type="float" office:value="-11.2192778749864">
            <text:p>-11.219277875</text:p>
          </table:table-cell>
          <table:table-cell office:value-type="float" office:value="-15.3332255828379">
            <text:p>-15.3332255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27">
            <text:p>927</text:p>
          </table:table-cell>
          <table:table-cell office:value-type="float" office:value="1260">
            <text:p>1260</text:p>
          </table:table-cell>
          <table:table-cell office:value-type="float" office:value="1780">
            <text:p>1780</text:p>
          </table:table-cell>
          <table:table-cell office:value-type="float" office:value="18898">
            <text:p>18898</text:p>
          </table:table-cell>
          <table:table-cell office:value-type="float" office:value="29586">
            <text:p>29586</text:p>
          </table:table-cell>
          <table:table-cell office:value-type="float" office:value="49692">
            <text:p>49692</text:p>
          </table:table-cell>
          <table:table-cell office:value-type="float" office:value="-428.75">
            <text:p>-428.75</text:p>
          </table:table-cell>
          <table:table-cell office:value-type="float" office:value="-757.25">
            <text:p>-757.25</text:p>
          </table:table-cell>
          <table:table-cell office:value-type="float" office:value="-1145.375">
            <text:p>-1145.375</text:p>
          </table:table-cell>
          <table:table-cell office:value-type="float" office:value="-0.0226875859879352">
            <text:p>-0.022687586</text:p>
          </table:table-cell>
          <table:table-cell office:value-type="float" office:value="-0.0255948759548435">
            <text:p>-0.025594876</text:p>
          </table:table-cell>
          <table:table-cell office:value-type="float" office:value="-0.0230494848265314">
            <text:p>-0.0230494848</text:p>
          </table:table-cell>
          <table:table-cell office:value-type="float" office:value="0.921602313095828">
            <text:p>0.9216023131</text:p>
          </table:table-cell>
          <table:table-cell office:value-type="float" office:value="0.91170192560133">
            <text:p>0.9117019256</text:p>
          </table:table-cell>
          <table:table-cell office:value-type="float" office:value="0.920368109458646">
            <text:p>0.9203681095</text:p>
          </table:table-cell>
          <table:table-cell office:value-type="float" office:value="-30.203926888701">
            <text:p>-30.2039268887</text:p>
          </table:table-cell>
          <table:table-cell office:value-type="float" office:value="-26.7334110757033">
            <text:p>-26.7334110757</text:p>
          </table:table-cell>
          <table:table-cell office:value-type="float" office:value="-29.7242127632372">
            <text:p>-29.724212763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4700">
            <text:p>14700</text:p>
          </table:table-cell>
          <table:table-cell office:value-type="float" office:value="28770">
            <text:p>28770</text:p>
          </table:table-cell>
          <table:table-cell office:value-type="float" office:value="50438">
            <text:p>50438</text:p>
          </table:table-cell>
          <table:table-cell office:value-type="float" office:value="-996.375">
            <text:p>-996.375</text:p>
          </table:table-cell>
          <table:table-cell office:value-type="float" office:value="-390.25">
            <text:p>-390.25</text:p>
          </table:table-cell>
          <table:table-cell office:value-type="float" office:value="-1958.875">
            <text:p>-1958.875</text:p>
          </table:table-cell>
          <table:table-cell office:value-type="float" office:value="-0.067780612244898">
            <text:p>-0.0677806122</text:p>
          </table:table-cell>
          <table:table-cell office:value-type="float" office:value="-0.0135644768856448">
            <text:p>-0.0135644769</text:p>
          </table:table-cell>
          <table:table-cell office:value-type="float" office:value="-0.0388372853800706">
            <text:p>-0.0388372854</text:p>
          </table:table-cell>
          <table:table-cell office:value-type="float" office:value="0.771772511479592">
            <text:p>0.7717725115</text:p>
          </table:table-cell>
          <table:table-cell office:value-type="float" office:value="0.952884961165279">
            <text:p>0.9528849612</text:p>
          </table:table-cell>
          <table:table-cell office:value-type="float" office:value="0.867025837251711">
            <text:p>0.8670258373</text:p>
          </table:table-cell>
          <table:table-cell office:value-type="float" office:value="-9.87570659185567">
            <text:p>-9.8757065919</text:p>
          </table:table-cell>
          <table:table-cell office:value-type="float" office:value="0">
            <text:p>0</text:p>
          </table:table-cell>
          <table:table-cell office:value-type="float" office:value="-17.4986057085089">
            <text:p>-17.498605708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4574">
            <text:p>14574</text:p>
          </table:table-cell>
          <table:table-cell office:value-type="float" office:value="28502">
            <text:p>28502</text:p>
          </table:table-cell>
          <table:table-cell office:value-type="float" office:value="51585">
            <text:p>51585</text:p>
          </table:table-cell>
          <table:table-cell office:value-type="float" office:value="-1107.5">
            <text:p>-1107.5</text:p>
          </table:table-cell>
          <table:table-cell office:value-type="float" office:value="-1019.125">
            <text:p>-1019.125</text:p>
          </table:table-cell>
          <table:table-cell office:value-type="float" office:value="-1951.75">
            <text:p>-1951.75</text:p>
          </table:table-cell>
          <table:table-cell office:value-type="float" office:value="-0.0759914916975436">
            <text:p>-0.0759914917</text:p>
          </table:table-cell>
          <table:table-cell office:value-type="float" office:value="-0.0357562627184057">
            <text:p>-0.0357562627</text:p>
          </table:table-cell>
          <table:table-cell office:value-type="float" office:value="-0.0378356111272657">
            <text:p>-0.0378356111</text:p>
          </table:table-cell>
          <table:table-cell office:value-type="float" office:value="0.745348204407016">
            <text:p>0.7453482044</text:p>
          </table:table-cell>
          <table:table-cell office:value-type="float" office:value="0.877358960719812">
            <text:p>0.8773589607</text:p>
          </table:table-cell>
          <table:table-cell office:value-type="float" office:value="0.870381166654542">
            <text:p>0.8703811667</text:p>
          </table:table-cell>
          <table:table-cell office:value-type="float" office:value="-8.7702404916989">
            <text:p>-8.7702404917</text:p>
          </table:table-cell>
          <table:table-cell office:value-type="float" office:value="-19.0366596461582">
            <text:p>-19.0366596462</text:p>
          </table:table-cell>
          <table:table-cell office:value-type="float" office:value="-17.9711664563645">
            <text:p>-17.971166456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6548">
            <text:p>16548</text:p>
          </table:table-cell>
          <table:table-cell office:value-type="float" office:value="26923">
            <text:p>26923</text:p>
          </table:table-cell>
          <table:table-cell office:value-type="float" office:value="44544">
            <text:p>44544</text:p>
          </table:table-cell>
          <table:table-cell office:value-type="float" office:value="-911.5">
            <text:p>-911.5</text:p>
          </table:table-cell>
          <table:table-cell office:value-type="float" office:value="-1281.75">
            <text:p>-1281.75</text:p>
          </table:table-cell>
          <table:table-cell office:value-type="float" office:value="-2014.375">
            <text:p>-2014.375</text:p>
          </table:table-cell>
          <table:table-cell office:value-type="float" office:value="-0.0550821851583273">
            <text:p>-0.0550821852</text:p>
          </table:table-cell>
          <table:table-cell office:value-type="float" office:value="-0.0476079931656948">
            <text:p>-0.0476079932</text:p>
          </table:table-cell>
          <table:table-cell office:value-type="float" office:value="-0.0452221399066092">
            <text:p>-0.0452221399</text:p>
          </table:table-cell>
          <table:table-cell office:value-type="float" office:value="0.813159084304614">
            <text:p>0.8131590843</text:p>
          </table:table-cell>
          <table:table-cell office:value-type="float" office:value="0.837814405106067">
            <text:p>0.8378144051</text:p>
          </table:table-cell>
          <table:table-cell office:value-type="float" office:value="0.845730792524824">
            <text:p>0.8457307925</text:p>
          </table:table-cell>
          <table:table-cell office:value-type="float" office:value="-12.2340261663175">
            <text:p>-12.2340261663</text:p>
          </table:table-cell>
          <table:table-cell office:value-type="float" office:value="-14.2100796400422">
            <text:p>-14.21007964</text:p>
          </table:table-cell>
          <table:table-cell office:value-type="float" office:value="-14.9783602967893">
            <text:p>-14.978360296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8039">
            <text:p>18039</text:p>
          </table:table-cell>
          <table:table-cell office:value-type="float" office:value="26715">
            <text:p>26715</text:p>
          </table:table-cell>
          <table:table-cell office:value-type="float" office:value="43155">
            <text:p>43155</text:p>
          </table:table-cell>
          <table:table-cell office:value-type="float" office:value="-47.25">
            <text:p>-47.25</text:p>
          </table:table-cell>
          <table:table-cell office:value-type="float" office:value="-362.375">
            <text:p>-362.375</text:p>
          </table:table-cell>
          <table:table-cell office:value-type="float" office:value="-585.375">
            <text:p>-585.375</text:p>
          </table:table-cell>
          <table:table-cell office:value-type="float" office:value="-0.00261932479627474">
            <text:p>-0.0026193248</text:p>
          </table:table-cell>
          <table:table-cell table:number-columns-repeated="2" office:value-type="float" office:value="-0.0135644768856448">
            <text:p>-0.0135644769</text:p>
          </table:table-cell>
          <table:table-cell office:value-type="float" office:value="0.99084581050332">
            <text:p>0.9908458105</text:p>
          </table:table-cell>
          <table:table-cell table:number-columns-repeated="2" office:value-type="float" office:value="0.952884961165279">
            <text:p>0.95288496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4700">
            <text:p>14700</text:p>
          </table:table-cell>
          <table:table-cell office:value-type="float" office:value="24504">
            <text:p>24504</text:p>
          </table:table-cell>
          <table:table-cell office:value-type="float" office:value="42546">
            <text:p>42546</text:p>
          </table:table-cell>
          <table:table-cell office:value-type="float" office:value="-996.375">
            <text:p>-996.375</text:p>
          </table:table-cell>
          <table:table-cell office:value-type="float" office:value="-2085.375">
            <text:p>-2085.375</text:p>
          </table:table-cell>
          <table:table-cell office:value-type="float" office:value="-370.125">
            <text:p>-370.125</text:p>
          </table:table-cell>
          <table:table-cell office:value-type="float" office:value="-0.067780612244898">
            <text:p>-0.0677806122</text:p>
          </table:table-cell>
          <table:table-cell office:value-type="float" office:value="-0.0851034524975514">
            <text:p>-0.0851034525</text:p>
          </table:table-cell>
          <table:table-cell office:value-type="float" office:value="-0.00869940769990128">
            <text:p>-0.0086994077</text:p>
          </table:table-cell>
          <table:table-cell office:value-type="float" office:value="0.771772511479592">
            <text:p>0.7717725115</text:p>
          </table:table-cell>
          <table:table-cell office:value-type="float" office:value="0.716333407607496">
            <text:p>0.7163334076</text:p>
          </table:table-cell>
          <table:table-cell office:value-type="float" office:value="0.969700405251231">
            <text:p>0.9697004053</text:p>
          </table:table-cell>
          <table:table-cell office:value-type="float" office:value="-9.87570659185567">
            <text:p>-9.8757065919</text:p>
          </table:table-cell>
          <table:table-cell office:value-type="float" office:value="-7.79304928509668">
            <text:p>-7.79304928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3">
            <text:p>3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14574">
            <text:p>14574</text:p>
          </table:table-cell>
          <table:table-cell office:value-type="float" office:value="24048">
            <text:p>24048</text:p>
          </table:table-cell>
          <table:table-cell office:value-type="float" office:value="41958">
            <text:p>41958</text:p>
          </table:table-cell>
          <table:table-cell office:value-type="float" office:value="-1107.5">
            <text:p>-1107.5</text:p>
          </table:table-cell>
          <table:table-cell office:value-type="float" office:value="45">
            <text:p>45</text:p>
          </table:table-cell>
          <table:table-cell office:value-type="float" office:value="76.125">
            <text:p>76.125</text:p>
          </table:table-cell>
          <table:table-cell office:value-type="float" office:value="-0.0759914916975436">
            <text:p>-0.0759914917</text:p>
          </table:table-cell>
          <table:table-cell office:value-type="float" office:value="0.00187125748502994">
            <text:p>0.0018712575</text:p>
          </table:table-cell>
          <table:table-cell office:value-type="float" office:value="0.00181431431431431">
            <text:p>0.0018143143</text:p>
          </table:table-cell>
          <table:table-cell office:value-type="float" office:value="0.745348204407016">
            <text:p>0.7453482044</text:p>
          </table:table-cell>
          <table:table-cell office:value-type="float" office:value="1.00655626434257">
            <text:p>1.0065562643</text:p>
          </table:table-cell>
          <table:table-cell office:value-type="float" office:value="1.00635655190351">
            <text:p>1.0063565519</text:p>
          </table:table-cell>
          <table:table-cell office:value-type="float" office:value="-8.7702404916989">
            <text:p>-8.77024049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6511">
            <text:p>16511</text:p>
          </table:table-cell>
          <table:table-cell office:value-type="float" office:value="24076">
            <text:p>24076</text:p>
          </table:table-cell>
          <table:table-cell office:value-type="float" office:value="40803">
            <text:p>40803</text:p>
          </table:table-cell>
          <table:table-cell office:value-type="float" office:value="-1341.375">
            <text:p>-1341.375</text:p>
          </table:table-cell>
          <table:table-cell office:value-type="float" office:value="-1102.125">
            <text:p>-1102.125</text:p>
          </table:table-cell>
          <table:table-cell office:value-type="float" office:value="-47.25">
            <text:p>-47.25</text:p>
          </table:table-cell>
          <table:table-cell office:value-type="float" office:value="-0.0812412936829992">
            <text:p>-0.0812412937</text:p>
          </table:table-cell>
          <table:table-cell office:value-type="float" office:value="-0.0457769147698953">
            <text:p>-0.0457769148</text:p>
          </table:table-cell>
          <table:table-cell office:value-type="float" office:value="-0.00115800308800823">
            <text:p>-0.0011580031</text:p>
          </table:table-cell>
          <table:table-cell office:value-type="float" office:value="0.728591761796106">
            <text:p>0.7285917618</text:p>
          </table:table-cell>
          <table:table-cell office:value-type="float" office:value="0.843888029120033">
            <text:p>0.8438880291</text:p>
          </table:table-cell>
          <table:table-cell office:value-type="float" office:value="0.995949617495429">
            <text:p>0.9959496175</text:p>
          </table:table-cell>
          <table:table-cell office:value-type="float" office:value="-8.1804891585924">
            <text:p>-8.1804891586</text:p>
          </table:table-cell>
          <table:table-cell office:value-type="float" office:value="-14.7925699762728">
            <text:p>-14.79256997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3927">
            <text:p>13927</text:p>
          </table:table-cell>
          <table:table-cell office:value-type="float" office:value="23100">
            <text:p>23100</text:p>
          </table:table-cell>
          <table:table-cell office:value-type="float" office:value="37380">
            <text:p>37380</text:p>
          </table:table-cell>
          <table:table-cell office:value-type="float" office:value="-1043.75">
            <text:p>-1043.75</text:p>
          </table:table-cell>
          <table:table-cell office:value-type="float" office:value="-640.375">
            <text:p>-640.375</text:p>
          </table:table-cell>
          <table:table-cell office:value-type="float" office:value="-34.125">
            <text:p>-34.125</text:p>
          </table:table-cell>
          <table:table-cell office:value-type="float" office:value="-0.0749443526962016">
            <text:p>-0.0749443527</text:p>
          </table:table-cell>
          <table:table-cell office:value-type="float" office:value="-0.0277218614718615">
            <text:p>-0.0277218615</text:p>
          </table:table-cell>
          <table:table-cell office:value-type="float" office:value="-0.000912921348314607">
            <text:p>-0.0009129213</text:p>
          </table:table-cell>
          <table:table-cell office:value-type="float" office:value="0.748703411325358">
            <text:p>0.7487034113</text:p>
          </table:table-cell>
          <table:table-cell office:value-type="float" office:value="0.904479747991276">
            <text:p>0.904479748</text:p>
          </table:table-cell>
          <table:table-cell office:value-type="float" office:value="0.99680640879466">
            <text:p>0.9968064088</text:p>
          </table:table-cell>
          <table:table-cell office:value-type="float" office:value="-8.89775180729123">
            <text:p>-8.8977518073</text:p>
          </table:table-cell>
          <table:table-cell office:value-type="float" office:value="-24.6554330230862">
            <text:p>-24.6554330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3">
            <text:p>3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1457">
            <text:p>11457</text:p>
          </table:table-cell>
          <table:table-cell office:value-type="float" office:value="22462">
            <text:p>22462</text:p>
          </table:table-cell>
          <table:table-cell office:value-type="float" office:value="38798">
            <text:p>38798</text:p>
          </table:table-cell>
          <table:table-cell office:value-type="float" office:value="-781.375">
            <text:p>-781.375</text:p>
          </table:table-cell>
          <table:table-cell office:value-type="float" office:value="-239.25">
            <text:p>-239.25</text:p>
          </table:table-cell>
          <table:table-cell office:value-type="float" office:value="-413.25">
            <text:p>-413.25</text:p>
          </table:table-cell>
          <table:table-cell office:value-type="float" office:value="-0.0682006633499171">
            <text:p>-0.0682006633</text:p>
          </table:table-cell>
          <table:table-cell table:number-columns-repeated="2" office:value-type="float" office:value="-0.0106513222331048">
            <text:p>-0.0106513222</text:p>
          </table:table-cell>
          <table:table-cell office:value-type="float" office:value="0.770414286018773">
            <text:p>0.770414286</text:p>
          </table:table-cell>
          <table:table-cell table:number-columns-repeated="2" office:value-type="float" office:value="0.962942735488148">
            <text:p>0.9629427355</text:p>
          </table:table-cell>
          <table:table-cell office:value-type="float" office:value="-9.81269609125849">
            <text:p>-9.81269609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3">
            <text:p>3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1628">
            <text:p>11628</text:p>
          </table:table-cell>
          <table:table-cell office:value-type="float" office:value="22011">
            <text:p>22011</text:p>
          </table:table-cell>
          <table:table-cell office:value-type="float" office:value="38892">
            <text:p>38892</text:p>
          </table:table-cell>
          <table:table-cell office:value-type="float" office:value="-705.375">
            <text:p>-705.375</text:p>
          </table:table-cell>
          <table:table-cell office:value-type="float" office:value="-224.125">
            <text:p>-224.125</text:p>
          </table:table-cell>
          <table:table-cell office:value-type="float" office:value="-270.375">
            <text:p>-270.375</text:p>
          </table:table-cell>
          <table:table-cell office:value-type="float" office:value="-0.0606617647058824">
            <text:p>-0.0606617647</text:p>
          </table:table-cell>
          <table:table-cell office:value-type="float" office:value="-0.0101824087956022">
            <text:p>-0.0101824088</text:p>
          </table:table-cell>
          <table:table-cell office:value-type="float" office:value="-0.00695194384449244">
            <text:p>-0.0069519438</text:p>
          </table:table-cell>
          <table:table-cell office:value-type="float" office:value="0.794896328935986">
            <text:p>0.7948963289</text:p>
          </table:table-cell>
          <table:table-cell office:value-type="float" office:value="0.964564784855199">
            <text:p>0.9645647849</text:p>
          </table:table-cell>
          <table:table-cell office:value-type="float" office:value="0.975762922409782">
            <text:p>0.9757629224</text:p>
          </table:table-cell>
          <table:table-cell office:value-type="float" office:value="-11.0762381521496">
            <text:p>-11.0762381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88">
            <text:p>988</text:p>
          </table:table-cell>
          <table:table-cell office:value-type="float" office:value="2055">
            <text:p>2055</text:p>
          </table:table-cell>
          <table:table-cell office:value-type="float" office:value="13870">
            <text:p>13870</text:p>
          </table:table-cell>
          <table:table-cell office:value-type="float" office:value="23463">
            <text:p>23463</text:p>
          </table:table-cell>
          <table:table-cell office:value-type="float" office:value="40866">
            <text:p>40866</text:p>
          </table:table-cell>
          <table:table-cell office:value-type="float" office:value="-311.125">
            <text:p>-311.125</text:p>
          </table:table-cell>
          <table:table-cell office:value-type="float" office:value="-195.75">
            <text:p>-195.75</text:p>
          </table:table-cell>
          <table:table-cell office:value-type="float" office:value="-511.875">
            <text:p>-511.875</text:p>
          </table:table-cell>
          <table:table-cell office:value-type="float" office:value="-0.0224315068493151">
            <text:p>-0.0224315068</text:p>
          </table:table-cell>
          <table:table-cell office:value-type="float" office:value="-0.00834292289988492">
            <text:p>-0.0083429229</text:p>
          </table:table-cell>
          <table:table-cell office:value-type="float" office:value="-0.0125256937307297">
            <text:p>-0.0125256937</text:p>
          </table:table-cell>
          <table:table-cell office:value-type="float" office:value="0.922475944126478">
            <text:p>0.9224759441</text:p>
          </table:table-cell>
          <table:table-cell office:value-type="float" office:value="0.970936194400929">
            <text:p>0.9709361944</text:p>
          </table:table-cell>
          <table:table-cell office:value-type="float" office:value="0.956467582229181">
            <text:p>0.9564675822</text:p>
          </table:table-cell>
          <table:table-cell office:value-type="float" office:value="-30.5527231064428">
            <text:p>-30.5527231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50">
            <text:p>950</text:p>
          </table:table-cell>
          <table:table-cell office:value-type="float" office:value="2026">
            <text:p>2026</text:p>
          </table:table-cell>
          <table:table-cell office:value-type="float" office:value="13148">
            <text:p>13148</text:p>
          </table:table-cell>
          <table:table-cell office:value-type="float" office:value="22144">
            <text:p>22144</text:p>
          </table:table-cell>
          <table:table-cell office:value-type="float" office:value="42882">
            <text:p>42882</text:p>
          </table:table-cell>
          <table:table-cell office:value-type="float" office:value="-268.375">
            <text:p>-268.375</text:p>
          </table:table-cell>
          <table:table-cell office:value-type="float" office:value="-452">
            <text:p>-452</text:p>
          </table:table-cell>
          <table:table-cell office:value-type="float" office:value="-456.75">
            <text:p>-456.75</text:p>
          </table:table-cell>
          <table:table-cell table:number-columns-repeated="2" office:value-type="float" office:value="-0.0204118497109827">
            <text:p>-0.0204118497</text:p>
          </table:table-cell>
          <table:table-cell office:value-type="float" office:value="-0.0106513222331048">
            <text:p>-0.0106513222</text:p>
          </table:table-cell>
          <table:table-cell table:number-columns-repeated="2" office:value-type="float" office:value="0.929375147484463">
            <text:p>0.9293751475</text:p>
          </table:table-cell>
          <table:table-cell office:value-type="float" office:value="0.962942735488148">
            <text:p>0.9629427355</text:p>
          </table:table-cell>
          <table:table-cell table:number-columns-repeated="2" office:value-type="float" office:value="-33.6103129856492">
            <text:p>-33.6103129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3">
            <text:p>3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12663">
            <text:p>12663</text:p>
          </table:table-cell>
          <table:table-cell office:value-type="float" office:value="20878">
            <text:p>20878</text:p>
          </table:table-cell>
          <table:table-cell office:value-type="float" office:value="42021">
            <text:p>42021</text:p>
          </table:table-cell>
          <table:table-cell office:value-type="float" office:value="-863.625">
            <text:p>-863.625</text:p>
          </table:table-cell>
          <table:table-cell office:value-type="float" office:value="-695.5">
            <text:p>-695.5</text:p>
          </table:table-cell>
          <table:table-cell office:value-type="float" office:value="-427.875">
            <text:p>-427.875</text:p>
          </table:table-cell>
          <table:table-cell office:value-type="float" office:value="-0.0682006633499171">
            <text:p>-0.0682006633</text:p>
          </table:table-cell>
          <table:table-cell office:value-type="float" office:value="-0.0333125778331258">
            <text:p>-0.0333125778</text:p>
          </table:table-cell>
          <table:table-cell office:value-type="float" office:value="-0.0101824087956022">
            <text:p>-0.0101824088</text:p>
          </table:table-cell>
          <table:table-cell office:value-type="float" office:value="0.770414286018773">
            <text:p>0.770414286</text:p>
          </table:table-cell>
          <table:table-cell office:value-type="float" office:value="0.88558104415416">
            <text:p>0.8855810442</text:p>
          </table:table-cell>
          <table:table-cell office:value-type="float" office:value="0.964564784855199">
            <text:p>0.9645647849</text:p>
          </table:table-cell>
          <table:table-cell office:value-type="float" office:value="-9.81269609125849">
            <text:p>-9.8126960913</text:p>
          </table:table-cell>
          <table:table-cell office:value-type="float" office:value="-20.4588408958219">
            <text:p>-20.4588408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3" office:value-type="float" office:value="3">
            <text:p>3</text:p>
          </table:table-cell>
          <table:table-cell office:value-type="float" office:value="859">
            <text:p>859</text:p>
          </table:table-cell>
          <table:table-cell table:number-columns-repeated="2" office:value-type="float" office:value="1943">
            <text:p>1943</text:p>
          </table:table-cell>
          <table:table-cell office:value-type="float" office:value="12692">
            <text:p>12692</text:p>
          </table:table-cell>
          <table:table-cell office:value-type="float" office:value="20683">
            <text:p>20683</text:p>
          </table:table-cell>
          <table:table-cell office:value-type="float" office:value="39795">
            <text:p>39795</text:p>
          </table:table-cell>
          <table:table-cell office:value-type="float" office:value="391">
            <text:p>391</text:p>
          </table:table-cell>
          <table:table-cell office:value-type="float" office:value="337.75">
            <text:p>337.75</text:p>
          </table:table-cell>
          <table:table-cell office:value-type="float" office:value="-375.375">
            <text:p>-375.375</text:p>
          </table:table-cell>
          <table:table-cell office:value-type="float" office:value="0.0308068074377561">
            <text:p>0.0308068074</text:p>
          </table:table-cell>
          <table:table-cell office:value-type="float" office:value="0.016329836097278">
            <text:p>0.0163298361</text:p>
          </table:table-cell>
          <table:table-cell office:value-type="float" office:value="-0.00943271767810026">
            <text:p>-0.0094327177</text:p>
          </table:table-cell>
          <table:table-cell office:value-type="float" office:value="1.10968398242578">
            <text:p>1.1096839824</text:p>
          </table:table-cell>
          <table:table-cell office:value-type="float" office:value="1.05767708689252">
            <text:p>1.0576770869</text:p>
          </table:table-cell>
          <table:table-cell office:value-type="float" office:value="0.967159881405727">
            <text:p>0.9671598814</text:p>
          </table:table-cell>
          <table:table-cell office:value-type="float" office:value="22.8446266725245">
            <text:p>22.84462667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3">
            <text:p>3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14022">
            <text:p>14022</text:p>
          </table:table-cell>
          <table:table-cell office:value-type="float" office:value="21033">
            <text:p>21033</text:p>
          </table:table-cell>
          <table:table-cell office:value-type="float" office:value="36708">
            <text:p>36708</text:p>
          </table:table-cell>
          <table:table-cell office:value-type="float" office:value="-69.875">
            <text:p>-69.875</text:p>
          </table:table-cell>
          <table:table-cell office:value-type="float" office:value="-420.375">
            <text:p>-420.375</text:p>
          </table:table-cell>
          <table:table-cell office:value-type="float" office:value="-758.625">
            <text:p>-758.625</text:p>
          </table:table-cell>
          <table:table-cell office:value-type="float" office:value="-0.0049832406218799">
            <text:p>-0.0049832406</text:p>
          </table:table-cell>
          <table:table-cell office:value-type="float" office:value="-0.0199864498644986">
            <text:p>-0.0199864499</text:p>
          </table:table-cell>
          <table:table-cell office:value-type="float" office:value="-0.02066647597254">
            <text:p>-0.020666476</text:p>
          </table:table-cell>
          <table:table-cell office:value-type="float" office:value="0.982607329890128">
            <text:p>0.9826073299</text:p>
          </table:table-cell>
          <table:table-cell office:value-type="float" office:value="0.9308303635035">
            <text:p>0.9308303635</text:p>
          </table:table-cell>
          <table:table-cell office:value-type="float" office:value="0.928504456425192">
            <text:p>0.9285044564</text:p>
          </table:table-cell>
          <table:table-cell table:number-columns-repeated="2" office:value-type="float" office:value="0">
            <text:p>0</text:p>
          </table:table-cell>
          <table:table-cell office:value-type="float" office:value="-33.1919093479296">
            <text:p>-33.191909347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3">
            <text:p>3</text:p>
          </table:table-cell>
          <table:table-cell office:value-type="float" office:value="694">
            <text:p>694</text:p>
          </table:table-cell>
          <table:table-cell office:value-type="float" office:value="1115">
            <text:p>1115</text:p>
          </table:table-cell>
          <table:table-cell office:value-type="float" office:value="1766">
            <text:p>1766</text:p>
          </table:table-cell>
          <table:table-cell office:value-type="float" office:value="11780">
            <text:p>11780</text:p>
          </table:table-cell>
          <table:table-cell office:value-type="float" office:value="18924">
            <text:p>18924</text:p>
          </table:table-cell>
          <table:table-cell office:value-type="float" office:value="33726">
            <text:p>33726</text:p>
          </table:table-cell>
          <table:table-cell office:value-type="float" office:value="-276.5">
            <text:p>-276.5</text:p>
          </table:table-cell>
          <table:table-cell office:value-type="float" office:value="-883.5">
            <text:p>-883.5</text:p>
          </table:table-cell>
          <table:table-cell office:value-type="float" office:value="-1123.5">
            <text:p>-1123.5</text:p>
          </table:table-cell>
          <table:table-cell office:value-type="float" office:value="-0.023471986417657">
            <text:p>-0.0234719864</text:p>
          </table:table-cell>
          <table:table-cell office:value-type="float" office:value="-0.0466867469879518">
            <text:p>-0.046686747</text:p>
          </table:table-cell>
          <table:table-cell office:value-type="float" office:value="-0.0333125778331258">
            <text:p>-0.0333125778</text:p>
          </table:table-cell>
          <table:table-cell office:value-type="float" office:value="0.918927878465126">
            <text:p>0.9189278785</text:p>
          </table:table-cell>
          <table:table-cell office:value-type="float" office:value="0.84086850413703">
            <text:p>0.8408685041</text:p>
          </table:table-cell>
          <table:table-cell office:value-type="float" office:value="0.88558104415416">
            <text:p>0.8855810442</text:p>
          </table:table-cell>
          <table:table-cell office:value-type="float" office:value="-29.1828819018728">
            <text:p>-29.1828819019</text:p>
          </table:table-cell>
          <table:table-cell office:value-type="float" office:value="-14.4974302171319">
            <text:p>-14.4974302171</text:p>
          </table:table-cell>
          <table:table-cell office:value-type="float" office:value="-20.4588408958219">
            <text:p>-20.458840895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table:number-columns-repeated="2" office:value-type="float" office:value="1852">
            <text:p>1852</text:p>
          </table:table-cell>
          <table:table-cell office:value-type="float" office:value="12240">
            <text:p>12240</text:p>
          </table:table-cell>
          <table:table-cell office:value-type="float" office:value="20982">
            <text:p>20982</text:p>
          </table:table-cell>
          <table:table-cell office:value-type="float" office:value="35221">
            <text:p>35221</text:p>
          </table:table-cell>
          <table:table-cell office:value-type="float" office:value="-742.5">
            <text:p>-742.5</text:p>
          </table:table-cell>
          <table:table-cell office:value-type="float" office:value="-502.875">
            <text:p>-502.875</text:p>
          </table:table-cell>
          <table:table-cell office:value-type="float" office:value="-856.625">
            <text:p>-856.625</text:p>
          </table:table-cell>
          <table:table-cell office:value-type="float" office:value="-0.0606617647058824">
            <text:p>-0.0606617647</text:p>
          </table:table-cell>
          <table:table-cell office:value-type="float" office:value="-0.02396697169002">
            <text:p>-0.0239669717</text:p>
          </table:table-cell>
          <table:table-cell office:value-type="float" office:value="-0.0243214275574231">
            <text:p>-0.0243214276</text:p>
          </table:table-cell>
          <table:table-cell office:value-type="float" office:value="0.794896328935986">
            <text:p>0.7948963289</text:p>
          </table:table-cell>
          <table:table-cell office:value-type="float" office:value="0.917241453919631">
            <text:p>0.9172414539</text:p>
          </table:table-cell>
          <table:table-cell office:value-type="float" office:value="0.916034405952344">
            <text:p>0.916034406</text:p>
          </table:table-cell>
          <table:table-cell office:value-type="float" office:value="-11.0762381521496">
            <text:p>-11.0762381521</text:p>
          </table:table-cell>
          <table:table-cell office:value-type="float" office:value="-28.5729580979098">
            <text:p>-28.5729580979</text:p>
          </table:table-cell>
          <table:table-cell office:value-type="float" office:value="-28.1514489325224">
            <text:p>-28.151448932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14028">
            <text:p>14028</text:p>
          </table:table-cell>
          <table:table-cell office:value-type="float" office:value="20968">
            <text:p>20968</text:p>
          </table:table-cell>
          <table:table-cell office:value-type="float" office:value="35889">
            <text:p>35889</text:p>
          </table:table-cell>
          <table:table-cell office:value-type="float" office:value="-62.625">
            <text:p>-62.625</text:p>
          </table:table-cell>
          <table:table-cell office:value-type="float" office:value="-366.375">
            <text:p>-366.375</text:p>
          </table:table-cell>
          <table:table-cell office:value-type="float" office:value="-674.625">
            <text:p>-674.625</text:p>
          </table:table-cell>
          <table:table-cell office:value-type="float" office:value="-0.00446428571428571">
            <text:p>-0.0044642857</text:p>
          </table:table-cell>
          <table:table-cell office:value-type="float" office:value="-0.0174730541777947">
            <text:p>-0.0174730542</text:p>
          </table:table-cell>
          <table:table-cell office:value-type="float" office:value="-0.0187975424224693">
            <text:p>-0.0187975424</text:p>
          </table:table-cell>
          <table:table-cell office:value-type="float" office:value="0.9844140625">
            <text:p>0.9844140625</text:p>
          </table:table-cell>
          <table:table-cell office:value-type="float" office:value="0.939442713317427">
            <text:p>0.9394427133</text:p>
          </table:table-cell>
          <table:table-cell office:value-type="float" office:value="0.934901162819562">
            <text:p>0.9349011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2042">
            <text:p>2042</text:p>
          </table:table-cell>
          <table:table-cell office:value-type="float" office:value="13311">
            <text:p>13311</text:p>
          </table:table-cell>
          <table:table-cell office:value-type="float" office:value="20786">
            <text:p>20786</text:p>
          </table:table-cell>
          <table:table-cell office:value-type="float" office:value="34797">
            <text:p>34797</text:p>
          </table:table-cell>
          <table:table-cell office:value-type="float" office:value="-444">
            <text:p>-444</text:p>
          </table:table-cell>
          <table:table-cell office:value-type="float" office:value="-530.75">
            <text:p>-530.75</text:p>
          </table:table-cell>
          <table:table-cell office:value-type="float" office:value="-664.125">
            <text:p>-664.125</text:p>
          </table:table-cell>
          <table:table-cell office:value-type="float" office:value="-0.0333558710840658">
            <text:p>-0.0333558711</text:p>
          </table:table-cell>
          <table:table-cell office:value-type="float" office:value="-0.025534013278168">
            <text:p>-0.0255340133</text:p>
          </table:table-cell>
          <table:table-cell office:value-type="float" office:value="-0.0190856970428485">
            <text:p>-0.019085697</text:p>
          </table:table-cell>
          <table:table-cell office:value-type="float" office:value="0.885435174911892">
            <text:p>0.8854351749</text:p>
          </table:table-cell>
          <table:table-cell office:value-type="float" office:value="0.911908845761228">
            <text:p>0.9119088458</text:p>
          </table:table-cell>
          <table:table-cell office:value-type="float" office:value="0.933914017459988">
            <text:p>0.9339140175</text:p>
          </table:table-cell>
          <table:table-cell office:value-type="float" office:value="-20.4318320062668">
            <text:p>-20.4318320063</text:p>
          </table:table-cell>
          <table:table-cell office:value-type="float" office:value="-26.797965895293">
            <text:p>-26.7979658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1370">
            <text:p>1370</text:p>
          </table:table-cell>
          <table:table-cell office:value-type="float" office:value="2001">
            <text:p>2001</text:p>
          </table:table-cell>
          <table:table-cell office:value-type="float" office:value="10936">
            <text:p>10936</text:p>
          </table:table-cell>
          <table:table-cell office:value-type="float" office:value="18373">
            <text:p>18373</text:p>
          </table:table-cell>
          <table:table-cell office:value-type="float" office:value="33894">
            <text:p>33894</text:p>
          </table:table-cell>
          <table:table-cell office:value-type="float" office:value="-93.625">
            <text:p>-93.625</text:p>
          </table:table-cell>
          <table:table-cell office:value-type="float" office:value="-311.375">
            <text:p>-311.375</text:p>
          </table:table-cell>
          <table:table-cell office:value-type="float" office:value="282.625">
            <text:p>282.625</text:p>
          </table:table-cell>
          <table:table-cell office:value-type="float" office:value="-0.0085611741038771">
            <text:p>-0.0085611741</text:p>
          </table:table-cell>
          <table:table-cell office:value-type="float" office:value="-0.0169474228487454">
            <text:p>-0.0169474228</text:p>
          </table:table-cell>
          <table:table-cell office:value-type="float" office:value="0.00833849648905411">
            <text:p>0.0083384965</text:p>
          </table:table-cell>
          <table:table-cell office:value-type="float" office:value="0.970179546292422">
            <text:p>0.9701795463</text:p>
          </table:table-cell>
          <table:table-cell office:value-type="float" office:value="0.941246961706171">
            <text:p>0.9412469617</text:p>
          </table:table-cell>
          <table:table-cell office:value-type="float" office:value="1.02932101753814">
            <text:p>1.02932101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69">
            <text:p>869</text:p>
          </table:table-cell>
          <table:table-cell office:value-type="float" office:value="1895">
            <text:p>1895</text:p>
          </table:table-cell>
          <table:table-cell office:value-type="float" office:value="10050">
            <text:p>10050</text:p>
          </table:table-cell>
          <table:table-cell office:value-type="float" office:value="16700">
            <text:p>16700</text:p>
          </table:table-cell>
          <table:table-cell office:value-type="float" office:value="33411">
            <text:p>33411</text:p>
          </table:table-cell>
          <table:table-cell office:value-type="float" office:value="-541.375">
            <text:p>-541.375</text:p>
          </table:table-cell>
          <table:table-cell office:value-type="float" office:value="505.375">
            <text:p>505.375</text:p>
          </table:table-cell>
          <table:table-cell office:value-type="float" office:value="527.75">
            <text:p>527.75</text:p>
          </table:table-cell>
          <table:table-cell office:value-type="float" office:value="-0.0538681592039801">
            <text:p>-0.0538681592</text:p>
          </table:table-cell>
          <table:table-cell office:value-type="float" office:value="0.0302619760479042">
            <text:p>0.030261976</text:p>
          </table:table-cell>
          <table:table-cell office:value-type="float" office:value="0.0157956960282542">
            <text:p>0.015795696</text:p>
          </table:table-cell>
          <table:table-cell office:value-type="float" office:value="0.817148928795079">
            <text:p>0.8171489288</text:p>
          </table:table-cell>
          <table:table-cell office:value-type="float" office:value="1.10771185906854">
            <text:p>1.1077118591</text:p>
          </table:table-cell>
          <table:table-cell office:value-type="float" office:value="1.0557739639644">
            <text:p>1.055773964</text:p>
          </table:table-cell>
          <table:table-cell office:value-type="float" office:value="-12.5177028732199">
            <text:p>-12.5177028732</text:p>
          </table:table-cell>
          <table:table-cell office:value-type="float" office:value="23.24973982438">
            <text:p>23.2497398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3">
            <text:p>733</text:p>
          </table:table-cell>
          <table:table-cell table:number-columns-repeated="2" office:value-type="float" office:value="1748">
            <text:p>1748</text:p>
          </table:table-cell>
          <table:table-cell office:value-type="float" office:value="10629">
            <text:p>10629</text:p>
          </table:table-cell>
          <table:table-cell office:value-type="float" office:value="17828">
            <text:p>17828</text:p>
          </table:table-cell>
          <table:table-cell office:value-type="float" office:value="34398">
            <text:p>34398</text:p>
          </table:table-cell>
          <table:table-cell office:value-type="float" office:value="-706.25">
            <text:p>-706.25</text:p>
          </table:table-cell>
          <table:table-cell office:value-type="float" office:value="-624.6">
            <text:p>-624.6</text:p>
          </table:table-cell>
          <table:table-cell office:value-type="float" office:value="-772.875">
            <text:p>-772.875</text:p>
          </table:table-cell>
          <table:table-cell office:value-type="float" office:value="-0.0664455734311789">
            <text:p>-0.0664455734</text:p>
          </table:table-cell>
          <table:table-cell office:value-type="float" office:value="-0.0350347767556652">
            <text:p>-0.0350347768</text:p>
          </table:table-cell>
          <table:table-cell office:value-type="float" office:value="-0.0224686028257457">
            <text:p>-0.0224686028</text:p>
          </table:table-cell>
          <table:table-cell office:value-type="float" office:value="0.776093920878926">
            <text:p>0.7760939209</text:p>
          </table:table-cell>
          <table:table-cell office:value-type="float" office:value="0.879784055096517">
            <text:p>0.8797840551</text:p>
          </table:table-cell>
          <table:table-cell office:value-type="float" office:value="0.922349372811255">
            <text:p>0.9223493728</text:p>
          </table:table-cell>
          <table:table-cell office:value-type="float" office:value="-10.0812589464674">
            <text:p>-10.0812589465</text:p>
          </table:table-cell>
          <table:table-cell office:value-type="float" office:value="-19.435913271221">
            <text:p>-19.4359132712</text:p>
          </table:table-cell>
          <table:table-cell office:value-type="float" office:value="-30.501703581475">
            <text:p>-30.5017035815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10470">
            <text:p>10470</text:p>
          </table:table-cell>
          <table:table-cell office:value-type="float" office:value="16787">
            <text:p>16787</text:p>
          </table:table-cell>
          <table:table-cell office:value-type="float" office:value="31395">
            <text:p>31395</text:p>
          </table:table-cell>
          <table:table-cell office:value-type="float" office:value="-600.714285714286">
            <text:p>-600.7142857143</text:p>
          </table:table-cell>
          <table:table-cell office:value-type="float" office:value="-883.714285714286">
            <text:p>-883.7142857143</text:p>
          </table:table-cell>
          <table:table-cell office:value-type="float" office:value="-727.285714285714">
            <text:p>-727.2857142857</text:p>
          </table:table-cell>
          <table:table-cell office:value-type="float" office:value="-0.057374812389139">
            <text:p>-0.0573748124</text:p>
          </table:table-cell>
          <table:table-cell office:value-type="float" office:value="-0.0526427762979857">
            <text:p>-0.0526427763</text:p>
          </table:table-cell>
          <table:table-cell office:value-type="float" office:value="-0.0231656542215548">
            <text:p>-0.0231656542</text:p>
          </table:table-cell>
          <table:table-cell office:value-type="float" office:value="0.805640220067524">
            <text:p>0.8056402201</text:p>
          </table:table-cell>
          <table:table-cell office:value-type="float" office:value="0.821181956273915">
            <text:p>0.8211819563</text:p>
          </table:table-cell>
          <table:table-cell office:value-type="float" office:value="0.919972039394163">
            <text:p>0.9199720394</text:p>
          </table:table-cell>
          <table:table-cell office:value-type="float" office:value="-11.7310497506318">
            <text:p>-11.7310497506</text:p>
          </table:table-cell>
          <table:table-cell office:value-type="float" office:value="-12.8172979909545">
            <text:p>-12.817297991</text:p>
          </table:table-cell>
          <table:table-cell office:value-type="float" office:value="-29.5734024032157">
            <text:p>-29.573402403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12">
            <text:p>612</text:p>
          </table:table-cell>
          <table:table-cell office:value-type="float" office:value="997">
            <text:p>997</text:p>
          </table:table-cell>
          <table:table-cell office:value-type="float" office:value="1603">
            <text:p>1603</text:p>
          </table:table-cell>
          <table:table-cell office:value-type="float" office:value="9667">
            <text:p>9667</text:p>
          </table:table-cell>
          <table:table-cell office:value-type="float" office:value="17687">
            <text:p>17687</text:p>
          </table:table-cell>
          <table:table-cell office:value-type="float" office:value="35987">
            <text:p>35987</text:p>
          </table:table-cell>
          <table:table-cell office:value-type="float" office:value="0">
            <text:p>0</text:p>
          </table:table-cell>
          <table:table-cell office:value-type="float" office:value="-628.833333333333">
            <text:p>-628.8333333333</text:p>
          </table:table-cell>
          <table:table-cell office:value-type="float" office:value="-698">
            <text:p>-698</text:p>
          </table:table-cell>
          <table:table-cell office:value-type="float" office:value="0">
            <text:p>0</text:p>
          </table:table-cell>
          <table:table-cell office:value-type="float" office:value="-0.0355534196490831">
            <text:p>-0.0355534196</text:p>
          </table:table-cell>
          <table:table-cell office:value-type="float" office:value="-0.0193958929613472">
            <text:p>-0.019395893</text:p>
          </table:table-cell>
          <table:table-cell office:value-type="float" office:value="0.73">
            <text:p>0.73</text:p>
          </table:table-cell>
          <table:table-cell office:value-type="float" office:value="0.878040560699747">
            <text:p>0.8780405607</text:p>
          </table:table-cell>
          <table:table-cell office:value-type="float" office:value="0.93285172793627">
            <text:p>0.9328517279</text:p>
          </table:table-cell>
          <table:table-cell office:value-type="float" office:value="0">
            <text:p>0</text:p>
          </table:table-cell>
          <table:table-cell office:value-type="float" office:value="-19.1472710335186">
            <text:p>-19.14727103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30">
            <text:p>730</text:p>
          </table:table-cell>
          <table:table-cell table:number-columns-repeated="2" office:value-type="float" office:value="1709">
            <text:p>1709</text:p>
          </table:table-cell>
          <table:table-cell office:value-type="float" office:value="8926">
            <text:p>8926</text:p>
          </table:table-cell>
          <table:table-cell office:value-type="float" office:value="18527">
            <text:p>18527</text:p>
          </table:table-cell>
          <table:table-cell office:value-type="float" office:value="37885">
            <text:p>37885</text:p>
          </table:table-cell>
          <table:table-cell office:value-type="float" office:value="0">
            <text:p>0</text:p>
          </table:table-cell>
          <table:table-cell office:value-type="float" office:value="-301.2">
            <text:p>-301.2</text:p>
          </table:table-cell>
          <table:table-cell office:value-type="float" office:value="-741">
            <text:p>-741</text:p>
          </table:table-cell>
          <table:table-cell office:value-type="float" office:value="0">
            <text:p>0</text:p>
          </table:table-cell>
          <table:table-cell office:value-type="float" office:value="-0.0162573541318076">
            <text:p>-0.0162573541</text:p>
          </table:table-cell>
          <table:table-cell office:value-type="float" office:value="-0.019559192292464">
            <text:p>-0.0195591923</text:p>
          </table:table-cell>
          <table:table-cell office:value-type="float" office:value="0.73">
            <text:p>0.73</text:p>
          </table:table-cell>
          <table:table-cell office:value-type="float" office:value="0.943617291602873">
            <text:p>0.9436172916</text:p>
          </table:table-cell>
          <table:table-cell office:value-type="float" office:value="0.932292648502518">
            <text:p>0.93229264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92">
            <text:p>692</text:p>
          </table:table-cell>
          <table:table-cell office:value-type="float" office:value="1657">
            <text:p>1657</text:p>
          </table:table-cell>
          <table:table-cell office:value-type="float" office:value="8242">
            <text:p>8242</text:p>
          </table:table-cell>
          <table:table-cell office:value-type="float" office:value="16606">
            <text:p>16606</text:p>
          </table:table-cell>
          <table:table-cell office:value-type="float" office:value="38755">
            <text:p>38755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1.02">
            <text:p>1.02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5">
            <text:p>5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office:value-type="float" office:value="1614">
            <text:p>1614</text:p>
          </table:table-cell>
          <table:table-cell office:value-type="float" office:value="7610">
            <text:p>7610</text:p>
          </table:table-cell>
          <table:table-cell office:value-type="float" office:value="16221">
            <text:p>16221</text:p>
          </table:table-cell>
          <table:table-cell office:value-type="float" office:value="39645">
            <text:p>39645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68">
            <text:p>668</text:p>
          </table:table-cell>
          <table:table-cell office:value-type="float" office:value="1591">
            <text:p>1591</text:p>
          </table:table-cell>
          <table:table-cell office:value-type="float" office:value="7027">
            <text:p>7027</text:p>
          </table:table-cell>
          <table:table-cell office:value-type="float" office:value="15842">
            <text:p>15842</text:p>
          </table:table-cell>
          <table:table-cell office:value-type="float" office:value="40555">
            <text:p>40555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9">
            <text:p>0.9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63.5">
            <text:p>263.5</text:p>
          </table:table-cell>
          <table:table-cell office:value-type="float" office:value="10122.25">
            <text:p>10122.25</text:p>
          </table:table-cell>
          <table:table-cell office:value-type="float" office:value="26153.25">
            <text:p>26153.25</text:p>
          </table:table-cell>
          <table:table-cell office:value-type="float" office:value="17.26">
            <text:p>17.2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38">
            <text:p>738</text:p>
          </table:table-cell>
          <table:table-cell office:value-type="float" office:value="1638">
            <text:p>1638</text:p>
          </table:table-cell>
          <table:table-cell office:value-type="float" office:value="6488">
            <text:p>6488</text:p>
          </table:table-cell>
          <table:table-cell office:value-type="float" office:value="15396">
            <text:p>15396</text:p>
          </table:table-cell>
          <table:table-cell office:value-type="float" office:value="41486">
            <text:p>41486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9">
            <text:p>0.9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60.666666666667">
            <text:p>260.6666666667</text:p>
          </table:table-cell>
          <table:table-cell office:value-type="float" office:value="9890.33333333333">
            <text:p>9890.3333333333</text:p>
          </table:table-cell>
          <table:table-cell office:value-type="float" office:value="29715.3333333333">
            <text:p>29715.3333333333</text:p>
          </table:table-cell>
          <table:table-cell office:value-type="float" office:value="16.9">
            <text:p>16.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0">
            <text:p>620</text:p>
          </table:table-cell>
          <table:table-cell office:value-type="float" office:value="1495">
            <text:p>1495</text:p>
          </table:table-cell>
          <table:table-cell office:value-type="float" office:value="5991">
            <text:p>5991</text:p>
          </table:table-cell>
          <table:table-cell office:value-type="float" office:value="15139">
            <text:p>15139</text:p>
          </table:table-cell>
          <table:table-cell office:value-type="float" office:value="42438">
            <text:p>42438</text:p>
          </table:table-cell>
          <table:table-cell table:number-columns-repeated="6"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3">
            <text:p>0.73</text:p>
          </table:table-cell>
          <table:table-cell office:value-type="float" office:value="0.86">
            <text:p>0.86</text:p>
          </table:table-cell>
          <table:table-cell office:value-type="float" office:value="1.08">
            <text:p>1.08</text:p>
          </table:table-cell>
          <table:table-cell office:value-type="float" office:value="-8">
            <text:p>-8</text:p>
          </table:table-cell>
          <table:table-cell office:value-type="float" office:value="-16">
            <text:p>-1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56.6">
            <text:p>56.6</text:p>
          </table:table-cell>
          <table:table-cell office:value-type="float" office:value="27730">
            <text:p>27730</text:p>
          </table:table-cell>
          <table:table-cell office:value-type="float" office:value="28237">
            <text:p>28237</text:p>
          </table:table-cell>
          <table:table-cell office:value-type="float" office:value="32544">
            <text:p>325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46:39.20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245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579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325">
                <text:p>17325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906">
                <text:p>179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378">
                <text:p>13378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318">
                <text:p>13318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3336">
                <text:p>13336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558">
                <text:p>14558</text:p>
              </table:table-cell>
              <table:table-cell office:value-type="float" office:value="24551">
                <text:p>2455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722">
                <text:p>10722</text:p>
              </table:table-cell>
              <table:table-cell office:value-type="float" office:value="14380">
                <text:p>14380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440">
                <text:p>10440</text:p>
              </table:table-cell>
              <table:table-cell office:value-type="float" office:value="14757">
                <text:p>14757</text:p>
              </table:table-cell>
              <table:table-cell office:value-type="float" office:value="23552">
                <text:p>2355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972">
                <text:p>9972</text:p>
              </table:table-cell>
              <table:table-cell office:value-type="float" office:value="16542">
                <text:p>1654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272">
                <text:p>10272</text:p>
              </table:table-cell>
              <table:table-cell office:value-type="float" office:value="17428">
                <text:p>17428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30">
                <text:p>10730</text:p>
              </table:table-cell>
              <table:table-cell office:value-type="float" office:value="17880">
                <text:p>17880</text:p>
              </table:table-cell>
              <table:table-cell office:value-type="float" office:value="26433">
                <text:p>2643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578">
                <text:p>11578</text:p>
              </table:table-cell>
              <table:table-cell office:value-type="float" office:value="17390">
                <text:p>17390</text:p>
              </table:table-cell>
              <table:table-cell office:value-type="float" office:value="27192">
                <text:p>2719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014">
                <text:p>13014</text:p>
              </table:table-cell>
              <table:table-cell office:value-type="float" office:value="17575">
                <text:p>17575</text:p>
              </table:table-cell>
              <table:table-cell office:value-type="float" office:value="29082">
                <text:p>2908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480">
                <text:p>14480</text:p>
              </table:table-cell>
              <table:table-cell office:value-type="float" office:value="18900">
                <text:p>18900</text:p>
              </table:table-cell>
              <table:table-cell office:value-type="float" office:value="29946">
                <text:p>2994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974">
                <text:p>13974</text:p>
              </table:table-cell>
              <table:table-cell office:value-type="float" office:value="19380">
                <text:p>19380</text:p>
              </table:table-cell>
              <table:table-cell office:value-type="float" office:value="27797">
                <text:p>2779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765">
                <text:p>13765</text:p>
              </table:table-cell>
              <table:table-cell office:value-type="float" office:value="20088">
                <text:p>20088</text:p>
              </table:table-cell>
              <table:table-cell office:value-type="float" office:value="27267">
                <text:p>2726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956">
                <text:p>13956</text:p>
              </table:table-cell>
              <table:table-cell office:value-type="float" office:value="21650">
                <text:p>21650</text:p>
              </table:table-cell>
              <table:table-cell office:value-type="float" office:value="30083">
                <text:p>3008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665">
                <text:p>14665</text:p>
              </table:table-cell>
              <table:table-cell office:value-type="float" office:value="21910">
                <text:p>21910</text:p>
              </table:table-cell>
              <table:table-cell office:value-type="float" office:value="31494">
                <text:p>3149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266">
                <text:p>15266</text:p>
              </table:table-cell>
              <table:table-cell office:value-type="float" office:value="20640">
                <text:p>20640</text:p>
              </table:table-cell>
              <table:table-cell office:value-type="float" office:value="33565">
                <text:p>3356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322">
                <text:p>15322</text:p>
              </table:table-cell>
              <table:table-cell office:value-type="float" office:value="22014">
                <text:p>22014</text:p>
              </table:table-cell>
              <table:table-cell office:value-type="float" office:value="37393">
                <text:p>37393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3362">
                <text:p>23362</text:p>
              </table:table-cell>
              <table:table-cell office:value-type="float" office:value="39359">
                <text:p>3935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542">
                <text:p>16542</text:p>
              </table:table-cell>
              <table:table-cell office:value-type="float" office:value="23552">
                <text:p>23552</text:p>
              </table:table-cell>
              <table:table-cell office:value-type="float" office:value="39727">
                <text:p>3972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588">
                <text:p>15588</text:p>
              </table:table-cell>
              <table:table-cell office:value-type="float" office:value="25064">
                <text:p>25064</text:p>
              </table:table-cell>
              <table:table-cell office:value-type="float" office:value="41804">
                <text:p>41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5925">
                <text:p>25925</text:p>
              </table:table-cell>
              <table:table-cell office:value-type="float" office:value="43171">
                <text:p>4317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360">
                <text:p>16360</text:p>
              </table:table-cell>
              <table:table-cell office:value-type="float" office:value="27758">
                <text:p>27758</text:p>
              </table:table-cell>
              <table:table-cell office:value-type="float" office:value="45587">
                <text:p>4558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390">
                <text:p>17390</text:p>
              </table:table-cell>
              <table:table-cell office:value-type="float" office:value="28995">
                <text:p>28995</text:p>
              </table:table-cell>
              <table:table-cell office:value-type="float" office:value="48957">
                <text:p>4895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326">
                <text:p>18326</text:p>
              </table:table-cell>
              <table:table-cell office:value-type="float" office:value="29752">
                <text:p>29752</text:p>
              </table:table-cell>
              <table:table-cell office:value-type="float" office:value="50443">
                <text:p>5044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77">
                <text:p>20377</text:p>
              </table:table-cell>
              <table:table-cell office:value-type="float" office:value="30646">
                <text:p>30646</text:p>
              </table:table-cell>
              <table:table-cell office:value-type="float" office:value="48780">
                <text:p>4878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1711">
                <text:p>31711</text:p>
              </table:table-cell>
              <table:table-cell office:value-type="float" office:value="47472">
                <text:p>4747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132">
                <text:p>21132</text:p>
              </table:table-cell>
              <table:table-cell office:value-type="float" office:value="33702">
                <text:p>33702</text:p>
              </table:table-cell>
              <table:table-cell office:value-type="float" office:value="47233">
                <text:p>4723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086">
                <text:p>22086</text:p>
              </table:table-cell>
              <table:table-cell office:value-type="float" office:value="35021">
                <text:p>35021</text:p>
              </table:table-cell>
              <table:table-cell office:value-type="float" office:value="49233">
                <text:p>4923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4738">
                <text:p>34738</text:p>
              </table:table-cell>
              <table:table-cell office:value-type="float" office:value="48605">
                <text:p>4860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880">
                <text:p>23880</text:p>
              </table:table-cell>
              <table:table-cell office:value-type="float" office:value="33853">
                <text:p>33853</text:p>
              </table:table-cell>
              <table:table-cell office:value-type="float" office:value="50593">
                <text:p>50593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3702">
                <text:p>33702</text:p>
              </table:table-cell>
              <table:table-cell office:value-type="float" office:value="52812">
                <text:p>528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383">
                <text:p>26383</text:p>
              </table:table-cell>
              <table:table-cell office:value-type="float" office:value="35222">
                <text:p>35222</text:p>
              </table:table-cell>
              <table:table-cell office:value-type="float" office:value="50439">
                <text:p>5043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6610">
                <text:p>26610</text:p>
              </table:table-cell>
              <table:table-cell office:value-type="float" office:value="34188">
                <text:p>34188</text:p>
              </table:table-cell>
              <table:table-cell office:value-type="float" office:value="48056">
                <text:p>4805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530">
                <text:p>24530</text:p>
              </table:table-cell>
              <table:table-cell office:value-type="float" office:value="32667">
                <text:p>32667</text:p>
              </table:table-cell>
              <table:table-cell office:value-type="float" office:value="49560">
                <text:p>49560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5232">
                <text:p>25232</text:p>
              </table:table-cell>
              <table:table-cell office:value-type="float" office:value="33230">
                <text:p>33230</text:p>
              </table:table-cell>
              <table:table-cell office:value-type="float" office:value="51297">
                <text:p>5129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822">
                <text:p>25822</text:p>
              </table:table-cell>
              <table:table-cell office:value-type="float" office:value="34390">
                <text:p>34390</text:p>
              </table:table-cell>
              <table:table-cell office:value-type="float" office:value="48978">
                <text:p>489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864">
                <text:p>33864</text:p>
              </table:table-cell>
              <table:table-cell office:value-type="float" office:value="49650">
                <text:p>4965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880">
                <text:p>23880</text:p>
              </table:table-cell>
              <table:table-cell office:value-type="float" office:value="34935">
                <text:p>34935</text:p>
              </table:table-cell>
              <table:table-cell office:value-type="float" office:value="51853">
                <text:p>5185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730">
                <text:p>24730</text:p>
              </table:table-cell>
              <table:table-cell office:value-type="float" office:value="36452">
                <text:p>36452</text:p>
              </table:table-cell>
              <table:table-cell office:value-type="float" office:value="53041">
                <text:p>5304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798">
                <text:p>25798</text:p>
              </table:table-cell>
              <table:table-cell office:value-type="float" office:value="34900">
                <text:p>34900</text:p>
              </table:table-cell>
              <table:table-cell office:value-type="float" office:value="52471">
                <text:p>5247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5542">
                <text:p>35542</text:p>
              </table:table-cell>
              <table:table-cell office:value-type="float" office:value="52520">
                <text:p>5252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6012">
                <text:p>36012</text:p>
              </table:table-cell>
              <table:table-cell office:value-type="float" office:value="52934">
                <text:p>5293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7270">
                <text:p>37270</text:p>
              </table:table-cell>
              <table:table-cell office:value-type="float" office:value="52983">
                <text:p>5298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530">
                <text:p>24530</text:p>
              </table:table-cell>
              <table:table-cell office:value-type="float" office:value="37052">
                <text:p>37052</text:p>
              </table:table-cell>
              <table:table-cell office:value-type="float" office:value="55273">
                <text:p>5527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4707">
                <text:p>34707</text:p>
              </table:table-cell>
              <table:table-cell office:value-type="float" office:value="50907">
                <text:p>5090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2926">
                <text:p>22926</text:p>
              </table:table-cell>
              <table:table-cell office:value-type="float" office:value="35008">
                <text:p>35008</text:p>
              </table:table-cell>
              <table:table-cell office:value-type="float" office:value="51317">
                <text:p>5131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0895">
                <text:p>20895</text:p>
              </table:table-cell>
              <table:table-cell office:value-type="float" office:value="35641">
                <text:p>35641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8480">
                <text:p>18480</text:p>
              </table:table-cell>
              <table:table-cell office:value-type="float" office:value="34678">
                <text:p>34678</text:p>
              </table:table-cell>
              <table:table-cell office:value-type="float" office:value="53339">
                <text:p>5333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6422">
                <text:p>16422</text:p>
              </table:table-cell>
              <table:table-cell office:value-type="float" office:value="32891">
                <text:p>32891</text:p>
              </table:table-cell>
              <table:table-cell office:value-type="float" office:value="49146">
                <text:p>4914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8898">
                <text:p>18898</text:p>
              </table:table-cell>
              <table:table-cell office:value-type="float" office:value="29586">
                <text:p>29586</text:p>
              </table:table-cell>
              <table:table-cell office:value-type="float" office:value="49692">
                <text:p>4969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4700">
                <text:p>14700</text:p>
              </table:table-cell>
              <table:table-cell office:value-type="float" office:value="28770">
                <text:p>28770</text:p>
              </table:table-cell>
              <table:table-cell office:value-type="float" office:value="50438">
                <text:p>5043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4574">
                <text:p>14574</text:p>
              </table:table-cell>
              <table:table-cell office:value-type="float" office:value="28502">
                <text:p>28502</text:p>
              </table:table-cell>
              <table:table-cell office:value-type="float" office:value="51585">
                <text:p>51585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6548">
                <text:p>16548</text:p>
              </table:table-cell>
              <table:table-cell office:value-type="float" office:value="26923">
                <text:p>26923</text:p>
              </table:table-cell>
              <table:table-cell office:value-type="float" office:value="44544">
                <text:p>44544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039">
                <text:p>18039</text:p>
              </table:table-cell>
              <table:table-cell office:value-type="float" office:value="26715">
                <text:p>26715</text:p>
              </table:table-cell>
              <table:table-cell office:value-type="float" office:value="43155">
                <text:p>4315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700">
                <text:p>14700</text:p>
              </table:table-cell>
              <table:table-cell office:value-type="float" office:value="24504">
                <text:p>24504</text:p>
              </table:table-cell>
              <table:table-cell office:value-type="float" office:value="42546">
                <text:p>4254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4574">
                <text:p>14574</text:p>
              </table:table-cell>
              <table:table-cell office:value-type="float" office:value="24048">
                <text:p>24048</text:p>
              </table:table-cell>
              <table:table-cell office:value-type="float" office:value="41958">
                <text:p>4195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6511">
                <text:p>16511</text:p>
              </table:table-cell>
              <table:table-cell office:value-type="float" office:value="24076">
                <text:p>24076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3927">
                <text:p>13927</text:p>
              </table:table-cell>
              <table:table-cell office:value-type="float" office:value="23100">
                <text:p>23100</text:p>
              </table:table-cell>
              <table:table-cell office:value-type="float" office:value="37380">
                <text:p>3738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457">
                <text:p>11457</text:p>
              </table:table-cell>
              <table:table-cell office:value-type="float" office:value="22462">
                <text:p>22462</text:p>
              </table:table-cell>
              <table:table-cell office:value-type="float" office:value="38798">
                <text:p>3879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628">
                <text:p>11628</text:p>
              </table:table-cell>
              <table:table-cell office:value-type="float" office:value="22011">
                <text:p>22011</text:p>
              </table:table-cell>
              <table:table-cell office:value-type="float" office:value="38892">
                <text:p>3889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870">
                <text:p>13870</text:p>
              </table:table-cell>
              <table:table-cell office:value-type="float" office:value="23463">
                <text:p>23463</text:p>
              </table:table-cell>
              <table:table-cell office:value-type="float" office:value="40866">
                <text:p>4086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148">
                <text:p>13148</text:p>
              </table:table-cell>
              <table:table-cell office:value-type="float" office:value="22144">
                <text:p>22144</text:p>
              </table:table-cell>
              <table:table-cell office:value-type="float" office:value="42882">
                <text:p>4288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663">
                <text:p>12663</text:p>
              </table:table-cell>
              <table:table-cell office:value-type="float" office:value="20878">
                <text:p>20878</text:p>
              </table:table-cell>
              <table:table-cell office:value-type="float" office:value="42021">
                <text:p>4202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692">
                <text:p>12692</text:p>
              </table:table-cell>
              <table:table-cell office:value-type="float" office:value="20683">
                <text:p>20683</text:p>
              </table:table-cell>
              <table:table-cell office:value-type="float" office:value="39795">
                <text:p>3979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4022">
                <text:p>14022</text:p>
              </table:table-cell>
              <table:table-cell office:value-type="float" office:value="21033">
                <text:p>21033</text:p>
              </table:table-cell>
              <table:table-cell office:value-type="float" office:value="36708">
                <text:p>3670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780">
                <text:p>11780</text:p>
              </table:table-cell>
              <table:table-cell office:value-type="float" office:value="18924">
                <text:p>18924</text:p>
              </table:table-cell>
              <table:table-cell office:value-type="float" office:value="33726">
                <text:p>3372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2240">
                <text:p>12240</text:p>
              </table:table-cell>
              <table:table-cell office:value-type="float" office:value="20982">
                <text:p>20982</text:p>
              </table:table-cell>
              <table:table-cell office:value-type="float" office:value="35221">
                <text:p>3522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028">
                <text:p>14028</text:p>
              </table:table-cell>
              <table:table-cell office:value-type="float" office:value="20968">
                <text:p>20968</text:p>
              </table:table-cell>
              <table:table-cell office:value-type="float" office:value="35889">
                <text:p>35889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3311">
                <text:p>13311</text:p>
              </table:table-cell>
              <table:table-cell office:value-type="float" office:value="20786">
                <text:p>20786</text:p>
              </table:table-cell>
              <table:table-cell office:value-type="float" office:value="34797">
                <text:p>34797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0936">
                <text:p>10936</text:p>
              </table:table-cell>
              <table:table-cell office:value-type="float" office:value="18373">
                <text:p>18373</text:p>
              </table:table-cell>
              <table:table-cell office:value-type="float" office:value="33894">
                <text:p>338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0050">
                <text:p>10050</text:p>
              </table:table-cell>
              <table:table-cell office:value-type="float" office:value="16700">
                <text:p>16700</text:p>
              </table:table-cell>
              <table:table-cell office:value-type="float" office:value="33411">
                <text:p>33411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0629">
                <text:p>10629</text:p>
              </table:table-cell>
              <table:table-cell office:value-type="float" office:value="17828">
                <text:p>17828</text:p>
              </table:table-cell>
              <table:table-cell office:value-type="float" office:value="34398">
                <text:p>34398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0470">
                <text:p>10470</text:p>
              </table:table-cell>
              <table:table-cell office:value-type="float" office:value="16787">
                <text:p>16787</text:p>
              </table:table-cell>
              <table:table-cell office:value-type="float" office:value="31395">
                <text:p>3139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9667">
                <text:p>9667</text:p>
              </table:table-cell>
              <table:table-cell office:value-type="float" office:value="17687">
                <text:p>17687</text:p>
              </table:table-cell>
              <table:table-cell office:value-type="float" office:value="35987">
                <text:p>35987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926">
                <text:p>8926</text:p>
              </table:table-cell>
              <table:table-cell office:value-type="float" office:value="18527">
                <text:p>18527</text:p>
              </table:table-cell>
              <table:table-cell office:value-type="float" office:value="37885">
                <text:p>37885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8242">
                <text:p>8242</text:p>
              </table:table-cell>
              <table:table-cell office:value-type="float" office:value="16606">
                <text:p>16606</text:p>
              </table:table-cell>
              <table:table-cell office:value-type="float" office:value="38755">
                <text:p>38755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7610">
                <text:p>7610</text:p>
              </table:table-cell>
              <table:table-cell office:value-type="float" office:value="16221">
                <text:p>16221</text:p>
              </table:table-cell>
              <table:table-cell office:value-type="float" office:value="39645">
                <text:p>3964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027">
                <text:p>7027</text:p>
              </table:table-cell>
              <table:table-cell office:value-type="float" office:value="15842">
                <text:p>15842</text:p>
              </table:table-cell>
              <table:table-cell office:value-type="float" office:value="40555">
                <text:p>40555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6488">
                <text:p>6488</text:p>
              </table:table-cell>
              <table:table-cell office:value-type="float" office:value="15396">
                <text:p>15396</text:p>
              </table:table-cell>
              <table:table-cell office:value-type="float" office:value="41486">
                <text:p>41486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5991">
                <text:p>5991</text:p>
              </table:table-cell>
              <table:table-cell office:value-type="float" office:value="15139">
                <text:p>15139</text:p>
              </table:table-cell>
              <table:table-cell office:value-type="float" office:value="42438">
                <text:p>42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91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0122.25">
                <text:p>10122.2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890.33333333333">
                <text:p>989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6cm" svg:y="1.404cm" svg:width="31.63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3cm" svg:y="1.352cm" svg:width="32.09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19519348928">
                <text:p>1.051951934892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280557922345">
                <text:p>1.1028055792234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097780212645">
                <text:p>1.0809778021264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695855550448">
                <text:p>1.1369585555044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7230427157096">
                <text:p>1.1723042715709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767273095696">
                <text:p>1.1376727309569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4487717940504">
                <text:p>1.1448771794050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5359089013726">
                <text:p>1.1535908901372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976103157398">
                <text:p>1.1197610315739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4577796762">
                <text:p>1.12457779676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1991191102839">
                <text:p>1.2199119110283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463364269909">
                <text:p>1.1146336426990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4853399157144">
                <text:p>1.1485339915714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974199485643">
                <text:p>1.1297419948564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366027854938">
                <text:p>1.0836602785493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745232582211">
                <text:p>1.0574523258221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7888360107558">
                <text:p>1.1788836010755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9117720305725">
                <text:p>1.0911772030572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708323576846">
                <text:p>1.0870832357684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280462245452">
                <text:p>1.1228046224545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954399146954">
                <text:p>1.1995439914695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653512072097">
                <text:p>1.1865351207209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278869628906">
                <text:p>1.1827886962890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155994310804">
                <text:p>1.161559943108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986026528661">
                <text:p>1.14986026528661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892818570784">
                <text:p>1.1489281857078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7022559765851">
                <text:p>1.0702255976585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7207009613477">
                <text:p>1.1720700961347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503630284923">
                <text:p>1.1250363028492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517715079434">
                <text:p>1.0751771507943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5955049796426">
                <text:p>0.99595504979642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4694625757968">
                <text:p>1.0469462575796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388253241687">
                <text:p>1.0538825324168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103193427939">
                <text:p>1.071031934279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363544549205">
                <text:p>1.0636354454920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5333710576887">
                <text:p>1.0533371057688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4564960450769">
                <text:p>1.0456496045076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8762658541056">
                <text:p>0.99876265854105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998524628753819">
                <text:p>0.99852462875381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72602998989695">
                <text:p>0.9726029989896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73352393235498">
                <text:p>0.97335239323549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8305126027841">
                <text:p>0.9830512602784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4793625536736">
                <text:p>0.98479362553673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4340477070442">
                <text:p>1.0434047707044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906776317659">
                <text:p>1.0790677631765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883191687688784">
                <text:p>0.88319168768878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137738616769">
                <text:p>1.06137738616769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895663930914491">
                <text:p>0.895663930914491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7311946225428">
                <text:p>1.0731194622542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798403804707425">
                <text:p>0.79840380470742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5669717201646">
                <text:p>1.0566971720164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849132391247192">
                <text:p>0.84913239124719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1170192560133">
                <text:p>0.9117019256013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52884961165279">
                <text:p>0.952884961165279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77358960719812">
                <text:p>0.87735896071981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837814405106067">
                <text:p>0.83781440510606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52884961165279">
                <text:p>0.952884961165279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716333407607496">
                <text:p>0.71633340760749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0655626434257">
                <text:p>1.0065562643425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843888029120033">
                <text:p>0.8438880291200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04479747991276">
                <text:p>0.90447974799127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962942735488148">
                <text:p>0.9629427354881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964564784855199">
                <text:p>0.964564784855199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70936194400929">
                <text:p>0.97093619440092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929375147484463">
                <text:p>0.929375147484463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.05767708689252">
                <text:p>1.0576770868925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9308303635035">
                <text:p>0.9308303635035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84086850413703">
                <text:p>0.84086850413703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17241453919631">
                <text:p>0.91724145391963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39442713317427">
                <text:p>0.939442713317427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911908845761228">
                <text:p>0.91190884576122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41246961706171">
                <text:p>0.941246961706171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.10771185906854">
                <text:p>1.10771185906854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879784055096517">
                <text:p>0.879784055096517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21181956273915">
                <text:p>0.82118195627391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878040560699747">
                <text:p>0.878040560699747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943617291602873">
                <text:p>0.943617291602873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80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6153.25">
                <text:p>26153.2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715.3333333333">
                <text:p>29715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